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3.747cm"/>
    </style:style>
    <style:style style:name="Table1.B" style:family="table-column">
      <style:table-column-properties style:column-width="3.752cm"/>
    </style:style>
    <style:style style:name="Table1.C" style:family="table-column">
      <style:table-column-properties style:column-width="1.875cm"/>
    </style:style>
    <style:style style:name="Table1.F" style:family="table-column">
      <style:table-column-properties style:column-width="1.877cm"/>
    </style:style>
    <style:style style:name="Table1.A1" style:family="table-cell">
      <style:table-cell-properties fo:padding-left="0.191cm" fo:padding-right="0.191cm" fo:padding-top="0cm" fo:padding-bottom="0cm" fo:border="0.018cm solid #000000"/>
    </style:style>
    <style:style style:name="Table2" style:family="table">
      <style:table-properties style:width="18.461cm" table:align="margins"/>
    </style:style>
    <style:style style:name="Table2.A" style:family="table-column">
      <style:table-column-properties style:column-width="9.23cm" style:rel-column-width="32767*"/>
    </style:style>
    <style:style style:name="Table2.B" style:family="table-column">
      <style:table-column-properties style:column-width="9.23cm" style:rel-column-width="32768*"/>
    </style:style>
    <style:style style:name="Table2.1" style:family="table-row">
      <style:table-row-properties style:min-row-height="0.4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1.023cm"/>
    </style:style>
    <style:style style:name="Table2.A2" style:family="table-cell">
      <style:table-cell-properties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17" style:family="table-row">
      <style:table-row-properties style:min-row-height="0.609cm"/>
    </style:style>
    <style:style style:name="Table5" style:family="table">
      <style:table-properties style:width="15.376cm" fo:margin-left="0cm" table:align="left"/>
    </style:style>
    <style:style style:name="Table5.A" style:family="table-column">
      <style:table-column-properties style:column-width="5.163cm"/>
    </style:style>
    <style:style style:name="Table5.B" style:family="table-column">
      <style:table-column-properties style:column-width="10.213cm"/>
    </style:style>
    <style:style style:name="Table5.1" style:family="table-row">
      <style:table-row-properties style:min-row-height="0.436cm" style:use-optimal-row-height="false"/>
    </style:style>
    <style:style style:name="Table5.A1" style:family="table-cell">
      <style:table-cell-properties fo:padding-left="0.191cm" fo:padding-right="0.191cm" fo:padding-top="0cm" fo:padding-bottom="0cm" fo:border="0.018cm solid #000000"/>
    </style:style>
    <style:style style:name="Table5.2" style:family="table-row">
      <style:table-row-properties style:min-row-height="0.462cm" style:use-optimal-row-height="false"/>
    </style:style>
    <style:style style:name="P1" style:family="paragraph" style:parent-style-name="Normal">
      <style:text-properties fo:font-style="italic" style:font-style-asian="italic" style:font-style-complex="italic"/>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margin-top="0cm" fo:margin-bottom="0cm" fo:line-height="100%"/>
    </style:style>
    <style:style style:name="P4" style:family="paragraph" style:parent-style-name="Normal">
      <style:paragraph-properties fo:margin-top="0cm" fo:margin-bottom="0cm" fo:line-height="100%" fo:text-align="end" style:justify-single-word="false"/>
    </style:style>
    <style:style style:name="P5" style:family="paragraph" style:parent-style-name="Normal">
      <style:paragraph-properties fo:margin-top="0cm" fo:margin-bottom="0cm" fo:line-height="100%" fo:text-align="center" style:justify-single-word="false"/>
    </style:style>
    <style:style style:name="P6" style:family="paragraph" style:parent-style-name="TOC_20_1">
      <style:paragraph-properties>
        <style:tab-stops>
          <style:tab-stop style:position="18.461cm" style:type="right" style:leader-style="dotted" style:leader-text="."/>
        </style:tab-stops>
      </style:paragraph-properties>
    </style:style>
    <style:style style:name="P7" style:family="paragraph" style:parent-style-name="TOC_20_2">
      <style:paragraph-properties>
        <style:tab-stops>
          <style:tab-stop style:position="18.073cm" style:type="right" style:leader-style="dotted" style:leader-text="."/>
        </style:tab-stops>
      </style:paragraph-properties>
    </style:style>
    <style:style style:name="P8" style:family="paragraph" style:parent-style-name="TOC_20_3">
      <style:paragraph-properties>
        <style:tab-stops>
          <style:tab-stop style:position="17.685cm" style:type="right" style:leader-style="dotted" style:leader-text="."/>
        </style:tab-stops>
      </style:paragraph-properties>
    </style:style>
    <style:style style:name="P9" style:family="paragraph" style:parent-style-name="TOC_20_5">
      <style:paragraph-properties>
        <style:tab-stops>
          <style:tab-stop style:position="16.909cm" style:type="right" style:leader-style="dotted" style:leader-text="."/>
        </style:tab-stops>
      </style:paragraph-properties>
    </style:style>
    <style:style style:name="P10" style:family="paragraph" style:parent-style-name="TOC_20_4">
      <style:paragraph-properties>
        <style:tab-stops>
          <style:tab-stop style:position="17.297cm" style:type="right" style:leader-style="dotted" style:leader-text="."/>
        </style:tab-stops>
      </style:paragraph-properties>
    </style:style>
    <style:style style:name="P11" style:family="paragraph" style:parent-style-name="TOC_20_6">
      <style:paragraph-properties>
        <style:tab-stops>
          <style:tab-stop style:position="16.521cm" style:type="right" style:leader-style="dotted" style:leader-text="."/>
        </style:tab-stops>
      </style:paragraph-properties>
    </style:style>
    <style:style style:name="P12" style:family="paragraph" style:parent-style-name="Normal" style:list-style-name="L1"/>
    <style:style style:name="P13" style:family="paragraph" style:parent-style-name="Normal" style:list-style-name="L3"/>
    <style:style style:name="P14" style:family="paragraph" style:parent-style-name="Heading_20_1" style:master-page-name="MP0">
      <style:paragraph-properties style:page-number="auto" fo:break-before="page"/>
    </style:style>
    <style:style style:name="P15" style:family="paragraph" style:parent-style-name="Heading_20_2">
      <style:paragraph-properties fo:break-before="page"/>
    </style:style>
    <style:style style:name="P16" style:family="paragraph" style:parent-style-name="List_20_Paragraph" style:list-style-name="L2"/>
    <style:style style:name="T1" style:family="text">
      <style:text-properties style:text-position="super 64%"/>
    </style:style>
    <style:style style:name="T2" style:family="text">
      <style:text-properties style:text-position="sub 64%"/>
    </style:style>
    <style:style style:name="T3" style:family="text">
      <style:text-properties fo:text-transform="uppercase"/>
    </style:style>
    <style:style style:name="T4" style:family="text">
      <style:text-properties style:font-name="Symbol" style:font-name-asian="Symbol" style:font-name-complex="Symbol"/>
    </style:style>
    <style:style style:name="T5" style:family="text">
      <style:text-properties style:text-position="super 58%"/>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mplex="Calibri"/>
    </style:style>
    <style:style style:name="T9"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Toc272647926"/><text:bookmark-start text:name="_Toc274976340"/><text:bookmark-start text:name="_Toc275586070"/><text:bookmark text:name="__RefHeading__2324_824310578"/>Basics of Reverse Engineering for x86<text:bookmark-end text:name="_Toc272647926"/><text:bookmark-end text:name="_Toc274976340"/><text:bookmark-end text:name="_Toc275586070"/><text:bookmark-end text:name="__RefHeading__2324_824310578"/></text:h>
      <text:p text:style-name="TOC_20_Heading"><text:bookmark-start text:name="_Toc274976341"/><text:bookmark-start text:name="_Toc275586071"/>Table of Contents<text:bookmark-end text:name="_Toc274976341"/><text:bookmark-end text:name="_Toc275586071"/></text:p>
      <text:table-of-content text:style-name="Sect1" text:name="_TOC0">
        <text:table-of-content-source text:outline-level="8"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OC_20_4">
            <text:index-entry-link-start/>
            <text:index-entry-text/>
            <text:index-entry-tab-stop style:type="right" style:leader-char="."/>
            <text:index-entry-page-number/>
            <text:index-entry-link-end/>
          </text:table-of-content-entry-template>
          <text:table-of-content-entry-template text:outline-level="5" text:style-name="TOC_20_5">
            <text:index-entry-link-start/>
            <text:index-entry-text/>
            <text:index-entry-tab-stop style:type="right" style:leader-char="."/>
            <text:index-entry-page-number/>
            <text:index-entry-link-end/>
          </text:table-of-content-entry-template>
          <text:table-of-content-entry-template text:outline-level="6" text:style-name="TOC_20_6">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text:a xlink:type="simple" xlink:href="#__RefHeading__2324_824310578">Basics of Reverse Engineering for x86<text:tab/>1</text:a></text:p>
          <text:p text:style-name="P7"><text:a xlink:type="simple" xlink:href="#__RefHeading__2326_824310578">Numbers and numbering systems<text:tab/>4</text:a></text:p>
          <text:p text:style-name="P8"><text:a xlink:type="simple" xlink:href="#__RefHeading__2328_824310578">Integers (“whole numbers”) versus floating-point (“fractional numbers”)<text:tab/>4</text:a></text:p>
          <text:p text:style-name="P8"><text:a xlink:type="simple" xlink:href="#__RefHeading__2330_824310578">Numbering systems<text:tab/>4</text:a></text:p>
          <text:p text:style-name="P8"><text:a xlink:type="simple" xlink:href="#__RefHeading__2332_824310578">Number ranges<text:tab/>4</text:a></text:p>
          <text:p text:style-name="P8"><text:a xlink:type="simple" xlink:href="#__RefHeading__2334_824310578">Negative values<text:tab/>5</text:a></text:p>
          <text:p text:style-name="P7"><text:a xlink:type="simple" xlink:href="#__RefHeading__2336_824310578">Basic Computer Architecture<text:tab/>5</text:a></text:p>
          <text:p text:style-name="P8"><text:a xlink:type="simple" xlink:href="#__RefHeading__2338_824310578">Registers<text:tab/>5</text:a></text:p>
          <text:p text:style-name="P8"><text:a xlink:type="simple" xlink:href="#__RefHeading__2340_824310578">Memory<text:tab/>6</text:a></text:p>
          <text:p text:style-name="P8"><text:a xlink:type="simple" xlink:href="#__RefHeading__2342_824310578">Status flags<text:tab/>6</text:a></text:p>
          <text:p text:style-name="P8"><text:a xlink:type="simple" xlink:href="#__RefHeading__2344_824310578">Floating point stack<text:tab/>7</text:a></text:p>
          <text:p text:style-name="P7"><text:a xlink:type="simple" xlink:href="#__RefHeading__2346_824310578">Program code<text:tab/>7</text:a></text:p>
          <text:p text:style-name="P8"><text:a xlink:type="simple" xlink:href="#__RefHeading__2348_824310578">Concepts and tools<text:tab/>7</text:a></text:p>
          <text:p text:style-name="P8"><text:a xlink:type="simple" xlink:href="#__RefHeading__2350_824310578">Assembler code<text:tab/>8</text:a></text:p>
          <text:p text:style-name="P8"><text:a xlink:type="simple" xlink:href="#__RefHeading__2352_824310578">Mathematical operations on integer values<text:tab/>8</text:a></text:p>
          <text:p text:style-name="P8"><text:a xlink:type="simple" xlink:href="#__RefHeading__2942_136881034">Mathematical operations on floating-point values<text:tab/>9</text:a></text:p>
          <text:p text:style-name="P8"><text:a xlink:type="simple" xlink:href="#__RefHeading__2944_136881034">Logical operations<text:tab/>9</text:a></text:p>
          <text:p text:style-name="P9"><text:a xlink:type="simple" xlink:href="#__RefHeading__2354_824310578">Bitwise operations<text:tab/>9</text:a></text:p>
          <text:p text:style-name="P9"><text:a xlink:type="simple" xlink:href="#__RefHeading__2356_824310578">Bit rotation<text:tab/>9</text:a></text:p>
          <text:p text:style-name="P8"><text:a xlink:type="simple" xlink:href="#__RefHeading__2358_824310578">Data movement instructions<text:tab/>9</text:a></text:p>
          <text:p text:style-name="P10"><text:a xlink:type="simple" xlink:href="#__RefHeading__2360_824310578">Stack operations<text:tab/>9</text:a></text:p>
          <text:p text:style-name="P10"><text:a xlink:type="simple" xlink:href="#__RefHeading__2362_824310578">Moving a byte, word, dword<text:tab/>10</text:a></text:p>
          <text:p text:style-name="P10"><text:a xlink:type="simple" xlink:href="#__RefHeading__2364_824310578">Widening data (bytes into words, words into dwords)<text:tab/>10</text:a></text:p>
          <text:p text:style-name="P10"><text:a xlink:type="simple" xlink:href="#__RefHeading__2366_824310578">Moving larger amounts of data<text:tab/>10</text:a></text:p>
          <text:p text:style-name="P9"><text:a xlink:type="simple" xlink:href="#__RefHeading__2368_824310578">Direction flag<text:tab/>11</text:a></text:p>
          <text:p text:style-name="P9"><text:a xlink:type="simple" xlink:href="#__RefHeading__2370_824310578">Optimization<text:tab/>11</text:a></text:p>
          <text:p text:style-name="P10"><text:a xlink:type="simple" xlink:href="#__RefHeading__2372_824310578">Working with pointers<text:tab/>11</text:a></text:p>
          <text:p text:style-name="P9"><text:a xlink:type="simple" xlink:href="#__RefHeading__2374_824310578">LEA math<text:tab/>12</text:a></text:p>
          <text:p text:style-name="P8"><text:a xlink:type="simple" xlink:href="#__RefHeading__2376_824310578">Comparison instructions<text:tab/>12</text:a></text:p>
          <text:p text:style-name="P10"><text:a xlink:type="simple" xlink:href="#__RefHeading__2378_824310578">Conditions for signed values<text:tab/>12</text:a></text:p>
          <text:p text:style-name="P10"><text:a xlink:type="simple" xlink:href="#__RefHeading__2380_824310578">Conditions for unsigned values<text:tab/>13</text:a></text:p>
          <text:p text:style-name="P8"><text:soft-page-break/><text:a xlink:type="simple" xlink:href="#__RefHeading__2382_824310578">Code flow instructions<text:tab/>13</text:a></text:p>
          <text:p text:style-name="P10"><text:a xlink:type="simple" xlink:href="#__RefHeading__2384_824310578">Jumps<text:tab/>13</text:a></text:p>
          <text:p text:style-name="P10"><text:a xlink:type="simple" xlink:href="#__RefHeading__2386_824310578">Function calls<text:tab/>13</text:a></text:p>
          <text:p text:style-name="P9"><text:a xlink:type="simple" xlink:href="#__RefHeading__2388_824310578">Passing arguments to a function<text:tab/>14</text:a></text:p>
          <text:p text:style-name="P9"><text:a xlink:type="simple" xlink:href="#__RefHeading__2390_824310578">Expendable and non-expendable registers<text:tab/>14</text:a></text:p>
          <text:p text:style-name="P9"><text:a xlink:type="simple" xlink:href="#__RefHeading__2392_824310578">Function result<text:tab/>14</text:a></text:p>
          <text:p text:style-name="P9"><text:a xlink:type="simple" xlink:href="#__RefHeading__2394_824310578">Function return address<text:tab/>15</text:a></text:p>
          <text:p text:style-name="P9"><text:a xlink:type="simple" xlink:href="#__RefHeading__2396_824310578">Function environment<text:tab/>15</text:a></text:p>
          <text:p text:style-name="P9"><text:a xlink:type="simple" xlink:href="#__RefHeading__2398_824310578">Indirect function calls<text:tab/>15</text:a></text:p>
          <text:p text:style-name="P9"><text:a xlink:type="simple" xlink:href="#__RefHeading__2400_824310578">Examples<text:tab/>16</text:a></text:p>
          <text:p text:style-name="P7"><text:a xlink:type="simple" xlink:href="#__RefHeading__2402_824310578">Higher-level constructs expressed in assembler<text:tab/>17</text:a></text:p>
          <text:p text:style-name="P8"><text:a xlink:type="simple" xlink:href="#__RefHeading__2404_824310578">C constructs<text:tab/>17</text:a></text:p>
          <text:p text:style-name="P10"><text:a xlink:type="simple" xlink:href="#__RefHeading__2946_136881034">Arrays<text:tab/>17</text:a></text:p>
          <text:p text:style-name="P9"><text:a xlink:type="simple" xlink:href="#__RefHeading__2948_136881034">Strings<text:tab/>17</text:a></text:p>
          <text:p text:style-name="P9"><text:a xlink:type="simple" xlink:href="#__RefHeading__2950_136881034">Allocation<text:tab/>17</text:a></text:p>
          <text:p text:style-name="P10"><text:a xlink:type="simple" xlink:href="#__RefHeading__2406_824310578">Constants<text:tab/>17</text:a></text:p>
          <text:p text:style-name="P10"><text:a xlink:type="simple" xlink:href="#__RefHeading__2952_136881034">Pointer math<text:tab/>17</text:a></text:p>
          <text:p text:style-name="P10"><text:a xlink:type="simple" xlink:href="#__RefHeading__2410_824310578">Structs<text:tab/>18</text:a></text:p>
          <text:p text:style-name="P10"><text:a xlink:type="simple" xlink:href="#__RefHeading__2412_824310578">Conditional statements<text:tab/>18</text:a></text:p>
          <text:p text:style-name="P9"><text:a xlink:type="simple" xlink:href="#__RefHeading__2414_824310578">Labels<text:tab/>18</text:a></text:p>
          <text:p text:style-name="P9"><text:a xlink:type="simple" xlink:href="#__RefHeading__2416_824310578">If<text:tab/>18</text:a></text:p>
          <text:p text:style-name="P9"><text:a xlink:type="simple" xlink:href="#__RefHeading__2418_824310578">If-else<text:tab/>18</text:a></text:p>
          <text:p text:style-name="P9"><text:a xlink:type="simple" xlink:href="#__RefHeading__2420_824310578">If-elseif-else<text:tab/>19</text:a></text:p>
          <text:p text:style-name="P10"><text:a xlink:type="simple" xlink:href="#__RefHeading__2422_824310578">Loops<text:tab/>19</text:a></text:p>
          <text:p text:style-name="P9"><text:a xlink:type="simple" xlink:href="#__RefHeading__2424_824310578">While loop<text:tab/>19</text:a></text:p>
          <text:p text:style-name="P9"><text:a xlink:type="simple" xlink:href="#__RefHeading__2426_824310578">Do-while loop<text:tab/>20</text:a></text:p>
          <text:p text:style-name="P9"><text:a xlink:type="simple" xlink:href="#__RefHeading__2428_824310578">for loop<text:tab/>20</text:a></text:p>
          <text:p text:style-name="P9"><text:a xlink:type="simple" xlink:href="#__RefHeading__2430_824310578">Switch statements<text:tab/>21</text:a></text:p>
          <text:p text:style-name="P11"><text:a xlink:type="simple" xlink:href="#__RefHeading__2432_824310578">Tightly grouped cases with multiple different actions<text:tab/>21</text:a></text:p>
          <text:p text:style-name="P11"><text:a xlink:type="simple" xlink:href="#__RefHeading__2434_824310578">Tightly grouped cases with few different actions<text:tab/>22</text:a></text:p>
          <text:p text:style-name="P11"><text:a xlink:type="simple" xlink:href="#__RefHeading__2436_824310578">Ungrouped cases<text:tab/>23</text:a></text:p>
          <text:p text:style-name="P10"><text:a xlink:type="simple" xlink:href="#__RefHeading__2438_824310578">Varargs<text:tab/>24</text:a></text:p>
          <text:p text:style-name="P8"><text:a xlink:type="simple" xlink:href="#__RefHeading__2440_824310578">Additional C++ constructs<text:tab/>25</text:a></text:p>
          <text:p text:style-name="P10"><text:a xlink:type="simple" xlink:href="#__RefHeading__2442_824310578">Constructors and destructors<text:tab/>25</text:a></text:p>
          <text:p text:style-name="P9"><text:a xlink:type="simple" xlink:href="#__RefHeading__2444_824310578">Heap memory<text:tab/>25</text:a></text:p>
          <text:p text:style-name="P9"><text:a xlink:type="simple" xlink:href="#__RefHeading__2446_824310578">Independently allocated memory / placement new<text:tab/>25</text:a></text:p>
          <text:p text:style-name="P9"><text:a xlink:type="simple" xlink:href="#__RefHeading__2448_824310578">Local variable allocation<text:tab/>25</text:a></text:p>
          <text:p text:style-name="P10"><text:soft-page-break/><text:a xlink:type="simple" xlink:href="#__RefHeading__2450_824310578">Enumerators<text:tab/>26</text:a></text:p>
          <text:p text:style-name="P10"><text:a xlink:type="simple" xlink:href="#__RefHeading__2452_824310578">Methods<text:tab/>26</text:a></text:p>
          <text:p text:style-name="P10"><text:a xlink:type="simple" xlink:href="#__RefHeading__2454_824310578">Inheritance<text:tab/>26</text:a></text:p>
          <text:p text:style-name="P10"><text:a xlink:type="simple" xlink:href="#__RefHeading__2456_824310578">Virtual functions<text:tab/>26</text:a></text:p>
          <text:p text:style-name="P10"><text:a xlink:type="simple" xlink:href="#__RefHeading__2458_824310578">COM<text:tab/>28</text:a></text:p>
          <text:p text:style-name="P10"><text:a xlink:type="simple" xlink:href="#__RefHeading__2460_824310578">Templates<text:tab/>28</text:a></text:p>
          <text:p text:style-name="P7"><text:a xlink:type="simple" xlink:href="#__RefHeading__2954_136881034">Appendix A: Syringe<text:tab/>28</text:a></text:p>
          <text:p text:style-name="P7"><text:a xlink:type="simple" xlink:href="#__RefHeading__2956_136881034">Appendix B: Security considerations<text:tab/>29</text:a></text:p>
          <text:p text:style-name="P8"><text:a xlink:type="simple" xlink:href="#__RefHeading__2958_136881034">String overflows<text:tab/>30</text:a></text:p>
          <text:p text:style-name="P8"><text:a xlink:type="simple" xlink:href="#__RefHeading__2960_136881034">Integer overflows<text:tab/>30</text:a></text:p>
          <text:p text:style-name="P8"><text:a xlink:type="simple" xlink:href="#__RefHeading__2962_136881034">Use of uninitialized values<text:tab/>31</text:a></text:p>
          <text:p text:style-name="P7"><text:a xlink:type="simple" xlink:href="#__RefHeading__2964_136881034">Appendix C: analysing gamemd.exe<text:tab/>32</text:a></text:p>
          <text:p text:style-name="P8"><text:a xlink:type="simple" xlink:href="#__RefHeading__2464_824310578">Reading the program code in IDA Pro<text:tab/>32</text:a></text:p>
          <text:p text:style-name="P10"><text:a xlink:type="simple" xlink:href="#__RefHeading__2466_824310578">How-tos<text:tab/>32</text:a></text:p>
          <text:p text:style-name="P7"><text:a xlink:type="simple" xlink:href="#__RefHeading__2966_136881034">Appendix D: reading crash dumps from the game<text:tab/>33</text:a></text:p>
        </text:index-body>
      </text:table-of-content>
      <text:h text:style-name="Heading_20_2" text:outline-level="2"/>
      <text:h text:style-name="P15" text:outline-level="2"><text:bookmark-start text:name="_Toc272647927"/><text:bookmark-start text:name="_Toc274976342"/><text:bookmark-start text:name="_Toc275586072"/><text:bookmark text:name="__RefHeading__2326_824310578"/><text:span text:style-name="Default_20_Paragraph_20_Font">Numbers and numbering systems</text:span><text:bookmark-end text:name="_Toc272647927"/><text:bookmark-end text:name="_Toc274976342"/><text:bookmark-end text:name="_Toc275586072"/><text:bookmark-end text:name="__RefHeading__2326_824310578"/></text:h>
      <text:h text:style-name="Heading_20_3" text:outline-level="3"><text:bookmark-start text:name="_Toc272647928"/><text:bookmark-start text:name="_Toc274976343"/><text:bookmark-start text:name="_Toc275586073"/><text:bookmark text:name="__RefHeading__2328_824310578"/>Integers (“whole numbers”) versus floating-point (“fractional numbers”)<text:bookmark-end text:name="_Toc272647928"/><text:bookmark-end text:name="_Toc274976343"/><text:bookmark-end text:name="_Toc275586073"/><text:bookmark-end text:name="__RefHeading__2328_824310578"/></text:h>
      <text:p text:style-name="Normal">We don’t see a big difference between 3 and 3.1 when we do math, they both are simple to understand and use. Computers, however, make a significant distinction between numbers with no fractional part (called integers) and numbers that contain a fractional part (called floating-point numbers, in reference to the decimal point). These two groups differ significantly in how they are stored and operated on.</text:p>
      <text:h text:style-name="Heading_20_3" text:outline-level="3"><text:bookmark-start text:name="_Toc272647929"/><text:bookmark-start text:name="_Toc274976344"/><text:bookmark-start text:name="_Toc275586074"/><text:bookmark text:name="__RefHeading__2330_824310578"/>Numbering systems<text:bookmark-end text:name="_Toc272647929"/><text:bookmark-end text:name="_Toc274976344"/><text:bookmark-end text:name="_Toc275586074"/><text:bookmark-end text:name="__RefHeading__2330_824310578"/></text:h>
      <text:p text:style-name="Normal"><text:span text:style-name="Default_20_Paragraph_20_Font">A numbering system is a way of expressing numbers using specific symbols. Numbering systems are divided into symbolic (a good example is Roman numerals, where I is always “1” and X is always “10”) and positional, where the value of “1” differs depending on where in the number it is placed, e.g. in 123 “1” has more value than in 213. This is the system we use most commonly in our everyday lives, and we use it without even thinking about the actual meanings of the symbols. For most people, the number “10” is equivalent to “the number that comes after 9”. This is known as the Decimal numbering system, or base-</text:span><text:span text:style-name="Default_20_Paragraph_20_Font"><text:span text:style-name="T6">10</text:span></text:span><text:span text:style-name="Default_20_Paragraph_20_Font">, called so because there are 10 distinct digits (0-9), and therefore we can represent 10 distinct numbers with a single digit. Math has no problem with defining and operating in different bases, and when dealing with computers, binary (base-</text:span><text:span text:style-name="Default_20_Paragraph_20_Font"><text:span text:style-name="T6">2</text:span></text:span><text:span text:style-name="Default_20_Paragraph_20_Font">) and hexadecimal (base-</text:span><text:span text:style-name="Default_20_Paragraph_20_Font"><text:span text:style-name="T6">16</text:span></text:span><text:span text:style-name="Default_20_Paragraph_20_Font">) numbering systems are a lot more convenient.</text:span></text:p>
      <text:p text:style-name="Normal"><text:span text:style-name="Default_20_Paragraph_20_Font">A base-</text:span><text:span text:style-name="Default_20_Paragraph_20_Font"><text:span text:style-name="T6">n</text:span></text:span><text:span text:style-name="Default_20_Paragraph_20_Font"> numbering system has n distinct symbols denoting numbers from 0 to (n-1). Larger numbers require more than one symbol to be expressed. In general, each digit in the number has </text:span><text:span text:style-name="Default_20_Paragraph_20_Font"><text:span text:style-name="T7">n</text:span></text:span><text:span text:style-name="Default_20_Paragraph_20_Font"> times more value than the digit to the right of it, which means basically: in a base-</text:span><text:span text:style-name="Default_20_Paragraph_20_Font"><text:span text:style-name="T6">n</text:span></text:span><text:span text:style-name="Default_20_Paragraph_20_Font"> number, a digit </text:span><text:span text:style-name="Default_20_Paragraph_20_Font"><text:span text:style-name="T6">d</text:span></text:span><text:span text:style-name="Default_20_Paragraph_20_Font"> in the </text:span><text:span text:style-name="Default_20_Paragraph_20_Font"><text:span text:style-name="T6">p</text:span></text:span><text:span text:style-name="Default_20_Paragraph_20_Font">’th position (counting from the right, starting with 1) stands for (d × n</text:span><text:span text:style-name="Default_20_Paragraph_20_Font"><text:span text:style-name="T1">(p -1)</text:span></text:span><text:span text:style-name="Default_20_Paragraph_20_Font">). The sum of all the digits in a number calculated this way is the real value of the number. For example, in base-</text:span><text:span text:style-name="Default_20_Paragraph_20_Font"><text:span text:style-name="T6">10</text:span></text:span><text:span text:style-name="Default_20_Paragraph_20_Font"> a number “152” is equal to 2 × 10</text:span><text:span text:style-name="Default_20_Paragraph_20_Font"><text:span text:style-name="T1">0</text:span></text:span><text:span text:style-name="Default_20_Paragraph_20_Font"> + 5 × 10</text:span><text:span text:style-name="Default_20_Paragraph_20_Font"><text:span text:style-name="T1">1</text:span></text:span><text:span text:style-name="Default_20_Paragraph_20_Font"> + 1 × 10</text:span><text:span text:style-name="Default_20_Paragraph_20_Font"><text:span text:style-name="T1">2</text:span></text:span><text:span text:style-name="Default_20_Paragraph_20_Font">. Notice that a number “10” in any base-</text:span><text:span text:style-name="Default_20_Paragraph_20_Font"><text:span text:style-name="T6">n</text:span></text:span><text:span text:style-name="Default_20_Paragraph_20_Font"> system equals the </text:span><text:span text:style-name="Default_20_Paragraph_20_Font"><text:span text:style-name="T6">n</text:span></text:span><text:span text:style-name="Default_20_Paragraph_20_Font">.</text:span></text:p>
      <text:p text:style-name="Normal"><text:span text:style-name="Default_20_Paragraph_20_Font">A number written in base-</text:span><text:span text:style-name="Default_20_Paragraph_20_Font"><text:span text:style-name="T6">n</text:span></text:span><text:span text:style-name="Default_20_Paragraph_20_Font"> is usually denoted with a subscripted </text:span><text:span text:style-name="Default_20_Paragraph_20_Font"><text:span text:style-name="T6">n</text:span></text:span><text:span text:style-name="Default_20_Paragraph_20_Font"> suffix: base-</text:span><text:span text:style-name="Default_20_Paragraph_20_Font"><text:span text:style-name="T6">8</text:span></text:span><text:span text:style-name="Default_20_Paragraph_20_Font"> numbers are followed by an </text:span><text:span text:style-name="Default_20_Paragraph_20_Font"><text:span text:style-name="T2">8</text:span></text:span><text:span text:style-name="Default_20_Paragraph_20_Font">, base-</text:span><text:span text:style-name="Default_20_Paragraph_20_Font"><text:span text:style-name="T6">16</text:span></text:span><text:span text:style-name="Default_20_Paragraph_20_Font"> numbers – by </text:span><text:span text:style-name="Default_20_Paragraph_20_Font"><text:span text:style-name="T2">16</text:span></text:span><text:span text:style-name="Default_20_Paragraph_20_Font">, and so on. Lack of such a suffix usually indicates base-</text:span><text:span text:style-name="Default_20_Paragraph_20_Font"><text:span text:style-name="T6">10</text:span></text:span><text:span text:style-name="Default_20_Paragraph_20_Font">. The computing world has additional special expressions for base-</text:span><text:span text:style-name="Default_20_Paragraph_20_Font"><text:span text:style-name="T6">2</text:span></text:span><text:span text:style-name="Default_20_Paragraph_20_Font"> (so-called “binary”), base-</text:span><text:span text:style-name="Default_20_Paragraph_20_Font"><text:span text:style-name="T6">8</text:span></text:span><text:span text:style-name="Default_20_Paragraph_20_Font"> (“octal”) and base-</text:span><text:span text:style-name="Default_20_Paragraph_20_Font"><text:span text:style-name="T6">16</text:span></text:span><text:span text:style-name="Default_20_Paragraph_20_Font"> (“hexadecimal”) systems. Base-</text:span><text:span text:style-name="Default_20_Paragraph_20_Font"><text:span text:style-name="T6">2</text:span></text:span><text:span text:style-name="Default_20_Paragraph_20_Font"> numbers can be suffixed with simply a “b”, base-</text:span><text:span text:style-name="Default_20_Paragraph_20_Font"><text:span text:style-name="T6">8</text:span></text:span><text:span text:style-name="Default_20_Paragraph_20_Font"> numbers can be prefixed with a “0” or suffixed with an “o”, and base-</text:span><text:span text:style-name="Default_20_Paragraph_20_Font"><text:span text:style-name="T6">16</text:span></text:span><text:span text:style-name="Default_20_Paragraph_20_Font"> numbers can carry the prefix of “0x” or a suffix of “h”.</text:span></text:p>
      <text:p text:style-name="Normal"><text:span text:style-name="Default_20_Paragraph_20_Font">Base-</text:span><text:span text:style-name="Default_20_Paragraph_20_Font"><text:span text:style-name="T6">10</text:span></text:span><text:span text:style-name="Default_20_Paragraph_20_Font"> uses the well-known symbols “0” through “9” to express numbers from 0 to 9.<text:line-break/>Base-</text:span><text:span text:style-name="Default_20_Paragraph_20_Font"><text:span text:style-name="T6">n</text:span></text:span><text:span text:style-name="Default_20_Paragraph_20_Font">, when n is less than 10, also starts with “0” and uses the same symbols to express numbers from 0 to (n-1). For example, base-8 uses “0” through “7”. A number “64” in base-</text:span><text:span text:style-name="Default_20_Paragraph_20_Font"><text:span text:style-name="T6">8</text:span></text:span><text:span text:style-name="Default_20_Paragraph_20_Font"> equals 4 × 8</text:span><text:span text:style-name="Default_20_Paragraph_20_Font"><text:span text:style-name="T1">0</text:span></text:span><text:span text:style-name="Default_20_Paragraph_20_Font"> + 6 × 8</text:span><text:span text:style-name="Default_20_Paragraph_20_Font"><text:span text:style-name="T1">1</text:span></text:span><text:span text:style-name="Default_20_Paragraph_20_Font"> = 52.<text:line-break/>Base-</text:span><text:span text:style-name="Default_20_Paragraph_20_Font"><text:span text:style-name="T6">n</text:span></text:span><text:span text:style-name="Default_20_Paragraph_20_Font">, when n is more than 10, obviously needs more symbols to denote numbers from 10 to (n-1). A common choice for this is using “A”, “B”, “C” and so on until the required number of symbols is reached. (Let’s not ask what comes after “Z”.) For example, base-16 uses “0” through “9” followed by “A” through “F” to express numbers from 0 to 15. A number “9A” in base-</text:span><text:span text:style-name="Default_20_Paragraph_20_Font"><text:span text:style-name="T6">16</text:span></text:span><text:span text:style-name="Default_20_Paragraph_20_Font"> equals A × 16</text:span><text:span text:style-name="Default_20_Paragraph_20_Font"><text:span text:style-name="T1">0</text:span></text:span><text:span text:style-name="Default_20_Paragraph_20_Font"> + 9 × 16</text:span><text:span text:style-name="Default_20_Paragraph_20_Font"><text:span text:style-name="T1">1</text:span></text:span><text:span text:style-name="Default_20_Paragraph_20_Font"> = 10 + 144 = 154. Do notice that 9h + 1h = Ah = 10, but it’s not 10h.</text:span></text:p>
      <text:p text:style-name="Normal">While the examples above covered only integers, math allows you to extend the same rules to the fractional parts, but in this case the leftmost position after the decimal point is position -1, the one to the right is -2, and so on. But in the computing world floating point numbers are usually written down in base-2 and stored in special binary formats which are irrelevant for now.</text:p>
      <text:h text:style-name="Heading_20_3" text:outline-level="3"><text:bookmark-start text:name="_Toc272647930"/><text:bookmark-start text:name="_Toc274976345"/><text:bookmark-start text:name="_Toc275586075"/><text:bookmark text:name="__RefHeading__2332_824310578"/>Number ranges<text:bookmark-end text:name="_Toc272647930"/><text:bookmark-end text:name="_Toc274976345"/><text:bookmark-end text:name="_Toc275586075"/><text:bookmark-end text:name="__RefHeading__2332_824310578"/></text:h>
      <text:p text:style-name="Normal">When performing math, we can equally easily calculate 10 – 1 and 1000000000000 – 1. Computers, on the other hand, do not have such luxury and are designed to operate on fixed number ranges effectively. Operating outside those ranges is possible with special libraries, but it tends to be slower. Certain higher-level programming languages <text:soft-page-break/>abstract these complications away from the programmer and always use the slower way since it’s more correct and less surprising, but that’s not the languages we’re interested in.</text:p>
      <text:p text:style-name="Normal"><text:span text:style-name="Default_20_Paragraph_20_Font">X86, like most other computers today, operates on binary numbers. A single binary digit can only have one of two values, 0 or 1. Bits are usually grouped into groups of 8. 8 bits can represent unsigned numbers between 0 and 2</text:span><text:span text:style-name="Default_20_Paragraph_20_Font"><text:span text:style-name="T1">8</text:span></text:span><text:span text:style-name="Default_20_Paragraph_20_Font">-1 = 255, or signed values between -128 and 127. A value with 8 bits is called a byte. Two bytes (16 bits) make up a word. (Technically, the term “word” used to refer to “machine word”, which is a value that a machine can operate on in one step without breaking it down to smaller pieces.) A word can represent signed values between 0 and 2</text:span><text:span text:style-name="Default_20_Paragraph_20_Font"><text:span text:style-name="T1">16</text:span></text:span><text:span text:style-name="Default_20_Paragraph_20_Font">-1 = 65535, or signed values between -32768 and 32767. Four bytes (32 bits) are called a dword (“double word”) and can represent values between 0 and 2</text:span><text:span text:style-name="Default_20_Paragraph_20_Font"><text:span text:style-name="T1">32</text:span></text:span><text:span text:style-name="Default_20_Paragraph_20_Font">-1 = 4294967295, or between -2147483648 and 2147483647. Eight bytes (64 bits) are called a qword (“quad word”) and can represent values between 0 and 2</text:span><text:span text:style-name="Default_20_Paragraph_20_Font"><text:span text:style-name="T1">64</text:span></text:span><text:span text:style-name="Default_20_Paragraph_20_Font">-1.</text:span></text:p>
      <text:p text:style-name="Normal"><text:span text:style-name="Default_20_Paragraph_20_Font">One hexadecimal digit can represent 4 binary digits, so a byte needs only 2 hexadecimal digits instead of 8 binary ones. For this reason, hexadecimal representation is much more popular. </text:span><text:span text:style-name="Default_20_Paragraph_20_Font"><text:span text:style-name="T3">A </text:span></text:span><text:span text:style-name="Default_20_Paragraph_20_Font">hexadecimal digit is also called a nibble.</text:span></text:p>
      <text:h text:style-name="Heading_20_3" text:outline-level="3"><text:bookmark-start text:name="_Toc272647931"/><text:bookmark-start text:name="_Toc274976346"/><text:bookmark-start text:name="_Toc275586076"/><text:bookmark text:name="__RefHeading__2334_824310578"/>Negative values<text:bookmark-end text:name="_Toc272647931"/><text:bookmark-end text:name="_Toc274976346"/><text:bookmark-end text:name="_Toc275586076"/><text:bookmark-end text:name="__RefHeading__2334_824310578"/></text:h>
      <text:p text:style-name="Normal">Representation of negative values is more complex than simply summing up all digits’ values, because the computer doesn’t have a separate place to store the signedness of the value. Instead, it is up to the code to know whether to interpret a given value as a signed or an unsigned number. If the value is signed, the highest (rightmost) bit is used as a sign indicator and not as part of the value. If the value is negative, the values of all the bits except the sign bit are inverted, and 1 is added to the resulting value, yielding the absolute value of the number that is being represented. The representation of non-negative values within the range [0; 0…1111] is the same in signed and unsigned modes. In unsigned mode, bit patterns from 000…0 to 111…1 represent values in correct increasing order. In signed mode, bit patterns from 000..0 to 011..1 represent 0 and positive values in increasing order, 100…0 represents the smallest representable negative value and 111…1 represents -1.</text:p>
      <text:h text:style-name="Heading_20_2" text:outline-level="2"><text:bookmark-start text:name="_Toc272647932"/><text:bookmark-start text:name="_Toc274976347"/><text:bookmark-start text:name="_Toc275586077"/><text:bookmark text:name="__RefHeading__2336_824310578"/>Basic Computer Architecture<text:bookmark-end text:name="_Toc272647932"/><text:bookmark-end text:name="_Toc274976347"/><text:bookmark-end text:name="_Toc275586077"/><text:bookmark-end text:name="__RefHeading__2336_824310578"/></text:h>
      <text:p text:style-name="Normal">Put simply, a computer consists of a CPU which performs operations, registers that are very fast to access but contain very little amounts of data, a certain amount of RAM that can be read and written somewhat slower than the registers but has a lot more space, extra registers for floating point values, advanced registers used by modern processor extensions such as MMX and SSE, and external specialized hardware such as hard drives, video cards and sound cards. We’ll be focusing on an Intel-x86 system in 32-bit mode.</text:p>
      <text:h text:style-name="Heading_20_3" text:outline-level="3"><text:bookmark-start text:name="_Toc272647933"/><text:bookmark-start text:name="_Toc274976348"/><text:bookmark-start text:name="_Toc275586078"/><text:bookmark text:name="__RefHeading__2338_824310578"/>Registers<text:bookmark-end text:name="_Toc272647933"/><text:bookmark-end text:name="_Toc274976348"/><text:bookmark-end text:name="_Toc275586078"/><text:bookmark-end text:name="__RefHeading__2338_824310578"/></text:h>
      <text:p text:style-name="Normal">A Register is basically a very small storage space that can be accessed very quickly.</text:p>
      <text:p text:style-name="Normal">In 32-bit mode, the system has several registers:</text:p>
      <text:p text:style-name="Normal">General purpose registers, called EAX, EBX, ECX, EDX.</text:p>
      <text:p text:style-name="Normal">Additional registers called ESI, EDI, and EBP, that have a specific purpose but can be easily used as general registers as well.</text:p>
      <text:p text:style-name="Normal">A Stack Pointer register called ESP (stack will be explained later).</text:p>
      <text:p text:style-name="Normal">An Instruction Pointer register called EIP. This differs from other registers in that it cannot be actually modified explicitly.</text:p>
      <text:p text:style-name="Normal">A register containing status flags describing the current processor state, called EFLAGS.</text:p>
      <text:p text:style-name="Normal">All registers can store 32-bit values. The general purpose registers have convenient aliases to access the lower 16 bits of the register, as well as (only EAX-EDX) aliases for the 8 lower and 8 higher bits of those 16.</text:p>
      <text:p text:style-name="Normal"><text:soft-page-break/>This diagram displays the register EAX, its aliases and their sizes. This also applies to registers EBX through EDX. Registers ESI, EDI and EBP have 16 bit aliases called SI, DI and BP respectively, which behave same as AX does.</text:p>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3">31</text:p>
          </table:table-cell>
          <table:table-cell table:style-name="Table1.A1" office:value-type="string">
            <text:p text:style-name="P4">16</text:p>
          </table:table-cell>
          <table:table-cell table:style-name="Table1.A1" office:value-type="string">
            <text:p text:style-name="P3">15</text:p>
          </table:table-cell>
          <table:table-cell table:style-name="Table1.A1" office:value-type="string">
            <text:p text:style-name="P4">8</text:p>
          </table:table-cell>
          <table:table-cell table:style-name="Table1.A1" office:value-type="string">
            <text:p text:style-name="P3">7</text:p>
          </table:table-cell>
          <table:table-cell table:style-name="Table1.A1" office:value-type="string">
            <text:p text:style-name="P4">0</text:p>
          </table:table-cell>
        </table:table-row>
        <table:table-row>
          <table:table-cell table:style-name="Table1.A1" table:number-columns-spanned="6" office:value-type="string">
            <text:p text:style-name="P5">EAX</text:p>
          </table:table-cell>
          <table:covered-table-cell/>
          <table:covered-table-cell/>
          <table:covered-table-cell/>
          <table:covered-table-cell/>
          <table:covered-table-cell/>
        </table:table-row>
        <table:table-row>
          <table:table-cell table:style-name="Table1.A1" table:number-columns-spanned="2" office:value-type="string">
            <text:p text:style-name="P3"/>
          </table:table-cell>
          <table:covered-table-cell/>
          <table:table-cell table:style-name="Table1.A1" table:number-columns-spanned="4" office:value-type="string">
            <text:p text:style-name="P5">AX</text:p>
          </table:table-cell>
          <table:covered-table-cell/>
          <table:covered-table-cell/>
          <table:covered-table-cell/>
        </table:table-row>
        <table:table-row>
          <table:table-cell table:style-name="Table1.A1" table:number-columns-spanned="2" office:value-type="string">
            <text:p text:style-name="P3"/>
          </table:table-cell>
          <table:covered-table-cell/>
          <table:table-cell table:style-name="Table1.A1" table:number-columns-spanned="2" office:value-type="string">
            <text:p text:style-name="P5">AH</text:p>
          </table:table-cell>
          <table:covered-table-cell/>
          <table:table-cell table:style-name="Table1.A1" table:number-columns-spanned="2" office:value-type="string">
            <text:p text:style-name="P5">AL</text:p>
          </table:table-cell>
          <table:covered-table-cell/>
        </table:table-row>
      </table:table>
      <text:h text:style-name="Heading_20_3" text:outline-level="3"><text:bookmark-start text:name="_Toc272647934"/><text:bookmark-start text:name="_Toc274976349"/><text:bookmark-start text:name="_Toc275586079"/><text:bookmark text:name="__RefHeading__2340_824310578"/>Memory<text:bookmark-end text:name="_Toc272647934"/><text:bookmark-end text:name="_Toc274976349"/><text:bookmark-end text:name="_Toc275586079"/><text:bookmark-end text:name="__RefHeading__2340_824310578"/></text:h>
      <text:p text:style-name="Normal">In 32-bit mode, a process (program) can use 4 Gigabytes of memory (since it can only address that much in 32 bits). In certain operating systems, additional limitations and workarounds apply. Note that the operating system doesn’t let the program access raw memory, but instead lets it operate on Virtual Memory. So even if the actual computer has less than 4 Gigabytes of physical memory, the program will not have any problems. In fact, the OS lets each program have its own 4 Gigabytes without interfering with other programs.</text:p>
      <text:p text:style-name="Normal"><text:span text:style-name="Default_20_Paragraph_20_Font">This memory space contains everything the program needs to run. That includes the actual program code, the data it operates on, and the operating system code necessary to run the program. Free memory that the program can use is called the </text:span><text:span text:style-name="Default_20_Paragraph_20_Font"><text:span text:style-name="T6">Heap</text:span></text:span><text:span text:style-name="Default_20_Paragraph_20_Font">, and usually dynamically allocated memory comes from there. A specific area of the memory is reserved for a </text:span><text:span text:style-name="Default_20_Paragraph_20_Font"><text:span text:style-name="T6">Stack</text:span></text:span><text:span text:style-name="Default_20_Paragraph_20_Font">, which contains small amounts of data that is modified very often, including the program’s current call stack (what function called the current one, what function called that, etc.). Assuming you are familiar with C++, you should know that the Stack is where function’s automatic local variables are allocated, whereas global variables, static variables and manually allocated variables (managed through new/delete) are placed on the Heap.</text:span></text:p>
      <text:p text:style-name="Normal">The Stack operates in a pretty simple manner – normally the last value you put on it is the first one you will get out of it. What’s not so obvious is that it starts at a fairly high memory address and grows towards lower ones.</text:p>
      <text:p text:style-name="Normal">The ESP register always contains the address of the topmost value of the stack. Therefore adding a new value on the stack decrements the ESP value by the size of that value (which is typically 32 bits), and removing it increases it by the same amount.</text:p>
      <text:h text:style-name="Heading_20_3" text:outline-level="3"><text:bookmark-start text:name="_Toc272647935"/><text:bookmark-start text:name="_Toc274976350"/><text:bookmark-start text:name="_Toc275586080"/><text:bookmark text:name="__RefHeading__2342_824310578"/>Status flags<text:bookmark-end text:name="_Toc272647935"/><text:bookmark-end text:name="_Toc274976350"/><text:bookmark-end text:name="_Toc275586080"/><text:bookmark-end text:name="__RefHeading__2342_824310578"/></text:h>
      <text:p text:style-name="Normal">The status flags pseudo-register contains several logical indicators, such as “overflow happened”, “carry value”, “signed value”, and “zero value” that are updated by most mathematical operations. These indicators are often used to make logical decisions (if-else logic). It also contains some indicators, such as “direction”, which is used by a repeated instruction to decide whether to operate on increasing or decreasing addresses.</text:p>
      <text:p text:style-name="Normal">The precise layout of this pseudo-register is outlined in Intel's reference manuals (Volume I, page 3-20) and any other reference, and because it isn't really relevant for us, it will not be repeated here. I believe a list of most commonly used flags will be sufficient:</text:p>
      <text:p text:style-name="Normal">Carry Flag (CF) – if it's set, the last operation resulted in an unsigned integer overflow.</text:p>
      <text:p text:style-name="Normal">Overflow Flag (OF) – if it's set, the last operation resulted in a signed integer overflow.</text:p>
      <text:p text:style-name="Normal">Zero Flag (ZF) – set if the result is zero.</text:p>
      <text:p text:style-name="Normal">Sign Flag (SF) – set to the value of the sign bit of the result when treated as a signed integer – if the result is negative, this will be 1, otherwise it will be 0.</text:p>
      <text:p text:style-name="Normal">Direction Flag (DF) – controls direction of certain looping constructs, will be explained later.</text:p>
      <text:p text:style-name="Normal">Note that most mathematical operations such as addition or subtraction evaluate their result in both signed and unsigned modes and set all the related flags appropriately.</text:p>
      <text:h text:style-name="Heading_20_3" text:outline-level="3"><text:bookmark-start text:name="_Toc272647936"/><text:bookmark-start text:name="_Toc274976351"/><text:bookmark-start text:name="_Toc275586081"/><text:bookmark text:name="__RefHeading__2344_824310578"/><text:soft-page-break/>Floating point stack<text:bookmark-end text:name="_Toc272647936"/><text:bookmark-end text:name="_Toc274976351"/><text:bookmark-end text:name="_Toc275586081"/><text:bookmark-end text:name="__RefHeading__2344_824310578"/></text:h>
      <text:p text:style-name="Normal">The system contains 8 80-bit registers that are used to store floating-point values for a very short time. This collection of registers is treated as a pseudo-stack, which operates and is addressed in a slightly different manner from the stack referenced by ESP. The FPU status flags register tracks which of the 8 registers currently contains the top of the stack. Adding/removing a new value to the stack changes this register’s value. <text:s/>The registers do not have any fixed names, when the code needs to refer to them, the topmost register is called st or st(0), the next one is called st(1) and so on. Notice that after adding a new value to the stack, the register that was st(0) becomes st(1), and so on. Removing a value operates in the reverse direction.</text:p>
      <text:p text:style-name="Normal">A register similar to EFLAGS exists to indicate similar attributes, but it cannot be accessed directly and special instructions must be used to copy its value to the AX register before using it. The precise layout of this pseudo-register is outlined in Intel's reference manuals (Volume I, page 8-10). There are three useful flags in this register:</text:p>
      <text:p text:style-name="Normal">the C0 flag - equivalent to the Carry Flag, indicated by AH &amp; 0x1.</text:p>
      <text:p text:style-name="Normal">the C2 flag – equivalent to the Parity Flag, AH &amp; 0x4.</text:p>
      <text:p text:style-name="Normal">the C3 flag – equivalent to the Zero Flag, AH &amp; 0x40.</text:p>
      <text:h text:style-name="Heading_20_2" text:outline-level="2"><text:bookmark-start text:name="_Toc272647937"/><text:bookmark-start text:name="_Toc274976352"/><text:bookmark-start text:name="_Toc275586082"/><text:bookmark text:name="__RefHeading__2346_824310578"/>Program code<text:bookmark-end text:name="_Toc272647937"/><text:bookmark-end text:name="_Toc274976352"/><text:bookmark-end text:name="_Toc275586082"/><text:bookmark-end text:name="__RefHeading__2346_824310578"/></text:h>
      <text:h text:style-name="Heading_20_3" text:outline-level="3"><text:bookmark-start text:name="_Toc272647938"/><text:bookmark-start text:name="_Toc274976353"/><text:bookmark-start text:name="_Toc275586083"/><text:bookmark text:name="__RefHeading__2348_824310578"/>Concepts and tools<text:bookmark-end text:name="_Toc272647938"/><text:bookmark-end text:name="_Toc274976353"/><text:bookmark-end text:name="_Toc275586083"/><text:bookmark-end text:name="__RefHeading__2348_824310578"/></text:h>
      <text:p text:style-name="Normal"><text:span text:style-name="Default_20_Paragraph_20_Font">On the lowest level, a program’s code, like any other data, is a sequence of bytes that the CPU interprets as instructions. These numeric instructions have textual </text:span><text:span text:style-name="Default_20_Paragraph_20_Font"><text:span text:style-name="T6">mnemonics</text:span></text:span><text:span text:style-name="Default_20_Paragraph_20_Font"> that are easier to read and understand. An instruction performs a very small task, such as moving a value from one register to another, or multiplying it with a different value.</text:span></text:p>
      <text:p text:style-name="Normal"><text:span text:style-name="Default_20_Paragraph_20_Font">An </text:span><text:span text:style-name="Default_20_Paragraph_20_Font"><text:span text:style-name="T6">assembler</text:span></text:span><text:span text:style-name="Default_20_Paragraph_20_Font"> takes the mnemonics, turns them into the sequence of bytes and places them in an executable. Examples of these tools include MASM (Microsoft Assembler), NASM and GAS (GNU Assembler).</text:span></text:p>
      <text:p text:style-name="Normal"><text:span text:style-name="Default_20_Paragraph_20_Font">A </text:span><text:span text:style-name="Default_20_Paragraph_20_Font"><text:span text:style-name="T6">compiler</text:span></text:span><text:span text:style-name="Default_20_Paragraph_20_Font"> takes code written in a high-level language, such as C++, and transforms it into </text:span><text:span text:style-name="Default_20_Paragraph_20_Font"><text:span text:style-name="T6">assembler code</text:span></text:span><text:span text:style-name="Default_20_Paragraph_20_Font">, which is just a fancy name for these same mnemonics. The mnemonics are then typically fed to the assembler. Most popular C++ compilers for x86 are Microsoft’s Visual C++ (known as MSVC) and GNU’s G++.</text:span></text:p>
      <text:p text:style-name="Normal"><text:span text:style-name="Default_20_Paragraph_20_Font">A tool called a </text:span><text:span text:style-name="Default_20_Paragraph_20_Font"><text:span text:style-name="T6">disassembler</text:span></text:span><text:span text:style-name="Default_20_Paragraph_20_Font"> takes the sequence of bytes and displays the corresponding mnemonic sequence. <text:s/>However, the information that was contained in the original high-level code, such as actual operations, variable names, function names, data types, etc. is not saved in the executable and therefore cannot be recovered. What the disassembler gives you is a very low-level view of what the program does, like “value from this address is read, multiplied by 3 and placed into that address”. This naturally takes more lines to express things that take just a few lines in high-level code. Obviously, it makes the code more difficult to understand. Popular disassemblers are IDA Pro, OllyDbg and Linux’s objdump –d. More powerful disassemblers contain helpful functionality like automatically adding empty lines around logical sections (e.g., before/after the loop iteration code).</text:span></text:p>
      <text:p text:style-name="Normal"><text:span text:style-name="Default_20_Paragraph_20_Font">A </text:span><text:span text:style-name="Default_20_Paragraph_20_Font"><text:span text:style-name="T6">debugger</text:span></text:span><text:span text:style-name="Default_20_Paragraph_20_Font"> lets you inspect a running process step by step – you can make the program stop after each operation, inspect its variables and observe the code flow. This is very helpful when trying to figure out a bug in the program, or a myriad other scenarios. Any decent development environment for a higher level language includes a debugger for that language, and typically that allows you to see corresponding assembler code as well. Virtually every disassembler includes a debugger, as both those tools are very useful and complement each other really well. Debuggers can operate either in user level (as a normal program, where they can debug ordinary programs) or kernel level, where they can debug even the operating system and the drivers. For example, OllyDbg and IDA Pro both contain powerful user-level debuggers. SoftICE (now known as NuMega Driver Studio) is an incredibly powerful </text:span><text:soft-page-break/><text:span text:style-name="Default_20_Paragraph_20_Font">kernel-level debugger. Microsoft’s Debugging Tools for Windows package contains several debuggers for both user- and kernel- level debugging. Unix developers typically use GDB.</text:span></text:p>
      <text:p text:style-name="Normal"><text:span text:style-name="Default_20_Paragraph_20_Font">If a program was built in debug mode, it typically contains the </text:span><text:span text:style-name="Default_20_Paragraph_20_Font"><text:span text:style-name="T6">symbols</text:span></text:span><text:span text:style-name="Default_20_Paragraph_20_Font"> (data structures, types, variables…) to simplify debugging. Most debuggers and disassemblers can typically make good use of these to make the disassembled code more readable.</text:span></text:p>
      <text:p text:style-name="Normal"><text:span text:style-name="Default_20_Paragraph_20_Font">When a program crashes, the operating system or the program’s own crash handling code can make a memory snapshot (</text:span><text:span text:style-name="Default_20_Paragraph_20_Font"><text:span text:style-name="T6">process dump</text:span></text:span><text:span text:style-name="Default_20_Paragraph_20_Font">) of the whole program and save it. Certain debuggers and disassemblers can read these snapshots, so the developers can try and figure out what caused the crash.</text:span></text:p>
      <text:p text:style-name="Normal"><text:span text:style-name="Default_20_Paragraph_20_Font">A </text:span><text:span text:style-name="Default_20_Paragraph_20_Font"><text:span text:style-name="T6">decompiler</text:span></text:span><text:span text:style-name="Default_20_Paragraph_20_Font"> attempts to go one step further than the disassembler and turn the sequence of bytes or equivalent assembler code back into high-level code, usually C. Due to previously mentioned limitations, this process heavily depends on the ability to identify the original </text:span><text:span text:style-name="Default_20_Paragraph_20_Font"><text:span text:style-name="T6">compiler </text:span></text:span><text:span text:style-name="Default_20_Paragraph_20_Font">that was used and the decompiler’s familiarity with that compiler’s code generation. Even then, generated code is not going to look much like original code, but it is still immensely helpful when reverse engineering code. The most famous decompiler is IDA Pro’s companion Hex-Rays.</text:span></text:p>
      <text:h text:style-name="Heading_20_3" text:outline-level="3"><text:bookmark-start text:name="_Toc272647939"/><text:bookmark-start text:name="_Toc274976354"/><text:bookmark-start text:name="_Toc275586084"/><text:bookmark text:name="__RefHeading__2350_824310578"/>Assembler code<text:bookmark-end text:name="_Toc272647939"/><text:bookmark-end text:name="_Toc274976354"/><text:bookmark-end text:name="_Toc275586084"/><text:bookmark-end text:name="__RefHeading__2350_824310578"/></text:h>
      <text:p text:style-name="Normal">Assembler (mnemonics for CPU instructions) is what a reverse engineer spends most of his/her time looking at, so being familiar with them is very important.</text:p>
      <text:p text:style-name="Normal">There are two main syntaxes for x86 assembler, one created by Intel and widely used in the Windows environment, and another created by AT&amp;T and preferred in Unix environments. Microsoft Visual C++ only supports the Intel syntax, whereas GCC defaults to AT&amp;T syntax but has a flag to use Intel syntax instead. In my opinion, Intel‘s syntax is more readable, but that's a matter of opinion of course.</text:p>
      <text:p text:style-name="Normal"><text:span text:style-name="Default_20_Paragraph_20_Font">In both syntaxes, an instruction begins with optional prefixes, followed by the instruction code, followed by optional arguments. In Intel syntax, the first argument is </text:span><text:span text:style-name="Default_20_Paragraph_20_Font"><text:span text:style-name="T6">destination</text:span></text:span><text:span text:style-name="Default_20_Paragraph_20_Font"> and any following ones are </text:span><text:span text:style-name="Default_20_Paragraph_20_Font"><text:span text:style-name="T6">source</text:span></text:span><text:span text:style-name="Default_20_Paragraph_20_Font">, while AT&amp;T‘s syntax is more mundane and puts the </text:span><text:span text:style-name="Default_20_Paragraph_20_Font"><text:span text:style-name="T6">destination</text:span></text:span><text:span text:style-name="Default_20_Paragraph_20_Font"> argument at the end. AT&amp;T‘s syntax also uses very different expressions for arguments, which we will not go deeply into.</text:span></text:p>
      <text:p text:style-name="Normal">X86 has a large amount of instructions, not all of which are equally useful. The best reference for these is the Intel IA-32 Programmer Reference multi-volume book set, available as free PDFs from Intel‘s website. It used to also be available as free dead-tree versions, but they don‘t do that any more. It‘s hard to overstate the importance of having these for easy reference.</text:p>
      <text:p text:style-name="Normal">Manually writing a complete program in assembler is not often done these days. Manual assembly used to be reserved for small performance-critical code blocks, but modern compilers can often generate better code than humans. Instruction set extensions such as MMX or SSE contain instructions that can be used to parallelize operations and perform other tasks faster, but the C/C++ compilers do not always have enough information in the source code to determine what extensions would be safe to apply so they play it safe – this is an area where manual code generation can still yield better performance.</text:p>
      <text:p text:style-name="Normal">For similar reasons, this document will show small snippets of assembly code, but not entire programs.</text:p>
      <text:h text:style-name="Heading_20_3" text:outline-level="3"><text:bookmark-start text:name="_Toc272647940"/><text:bookmark-start text:name="_Toc274976355"/><text:bookmark-start text:name="_Toc275586085"/><text:bookmark text:name="__RefHeading__2352_824310578"/>Mathematical operations<text:bookmark-end text:name="_Toc272647940"/><text:bookmark-end text:name="_Toc274976355"/><text:bookmark-end text:name="_Toc275586085"/> on integer values<text:bookmark-end text:name="__RefHeading__2352_824310578"/></text:h>
      <text:p text:style-name="Normal"><text:span text:style-name="Default_20_Paragraph_20_Font">Mathematical operations usually take two operands, apply the operation and put it into the destination operand. <text:s/>Abstractly, it looks like this: dst = dst </text:span><text:span text:style-name="Default_20_Paragraph_20_Font"><text:span text:style-name="T4"></text:span></text:span><text:span text:style-name="Default_20_Paragraph_20_Font"> src, where </text:span><text:span text:style-name="Default_20_Paragraph_20_Font"><text:span text:style-name="T4"></text:span></text:span><text:span text:style-name="Default_20_Paragraph_20_Font"> represents the mathematical operation.</text:span></text:p>
      <text:p text:style-name="Normal">Adding two numbers is done simply with an ADD instruction: ADD EAX, EBX. Same for subtraction: SUB EBX, EAX.</text:p>
      <text:p text:style-name="Normal"><text:soft-page-break/><text:span text:style-name="Default_20_Paragraph_20_Font">Multiplication is a little trickier, since it can result in much larger values than either operand. It also yields highly different results depending on the signedness of the operands. Therefore there are two instructions to perform multiplication, MUL and IMUL, and their result is 64 bits wide, its top dword is put into EDX and the bottom one into EAX. This is called a </text:span><text:span text:style-name="Default_20_Paragraph_20_Font"><text:span text:style-name="T6">register pair</text:span></text:span><text:span text:style-name="Default_20_Paragraph_20_Font"> and written as EDX:EAX.</text:span></text:p>
      <text:p text:style-name="Normal">Division is more complex still. Again we have two instructions, DIV and IDIV. Note that these perform integer division (5 / 2 = 2), to get floating point results you need the floating point instructions.</text:p>
      <text:h text:style-name="Heading_20_3" text:outline-level="3"><text:bookmark text:name="__RefHeading__2942_136881034"/>Mathematical operations on floating-point values<text:bookmark-end text:name="__RefHeading__2942_136881034"/></text:h>
      <text:p text:style-name="Normal">Operations on floating-point values are usually named similar to the integer ones – the addition is performed by FADD, subtraction – by FSUB... They follow the same pattern of <text:s/><text:span text:style-name="Default_20_Paragraph_20_Font">dst = dst </text:span><text:span text:style-name="Default_20_Paragraph_20_Font"><text:span text:style-name="T4"></text:span></text:span><text:span text:style-name="Default_20_Paragraph_20_Font"> src, but their operands are usually the floating point registers.</text:span></text:p>
      <text:h text:style-name="Heading_20_3" text:outline-level="3"><text:bookmark text:name="__RefHeading__2944_136881034"/>Logical operations<text:bookmark-end text:name="__RefHeading__2944_136881034"/></text:h>
      <text:h text:style-name="Heading_20_5" text:outline-level="5"><text:bookmark-start text:name="_Toc272647941"/><text:bookmark-start text:name="_Toc274976356"/><text:bookmark-start text:name="_Toc275586086"/><text:bookmark text:name="__RefHeading__2354_824310578"/>Bitwise operations<text:bookmark-end text:name="_Toc272647941"/><text:bookmark-end text:name="_Toc274976356"/><text:bookmark-end text:name="_Toc275586086"/><text:bookmark-end text:name="__RefHeading__2354_824310578"/></text:h>
      <text:p text:style-name="Normal">Bitwise operations (OR, XOR, AND...) follow the same operand/result rules as mathematical ones.</text:p>
      <text:p text:style-name="Normal">OR EAX, 1h sets the lowest bit of EAX.</text:p>
      <text:p text:style-name="Normal">AND EAX, 1111b clears all bits of EAX except the bottom four.</text:p>
      <text:p text:style-name="Normal">NOT EAX flips each bit from 0 to 1 and vice versa, e.g. 0101b becomes 1010b.</text:p>
      <text:p text:style-name="Normal">NEG EAX changes the sign of the value, that is, if EAX contained 44, it will now contain -44. This is done according to the rules described in the Negative values section.</text:p>
      <text:h text:style-name="Heading_20_5" text:outline-level="5"><text:bookmark-start text:name="_Toc272647942"/><text:bookmark-start text:name="_Toc274976357"/><text:bookmark-start text:name="_Toc275586087"/><text:bookmark text:name="__RefHeading__2356_824310578"/>Bit rotation<text:bookmark-end text:name="_Toc272647942"/><text:bookmark-end text:name="_Toc274976357"/><text:bookmark-end text:name="_Toc275586087"/><text:bookmark-end text:name="__RefHeading__2356_824310578"/></text:h>
      <text:p text:style-name="Normal">Sometimes it is useful to rotate the bits that represent a value in some way. For example, if we move all of the value’s bits one position to the left, we will get a value that is exactly 2 times larger than the original value was. If we move them to the right instead, we will get a value that is 2 times smaller. Other rotation methods exist, but they are useful under more specific circumstances.</text:p>
      <text:p text:style-name="Normal"><text:span text:style-name="Default_20_Paragraph_20_Font">The SHL EAX, 2 instruction shifts all bits two positions to the left and sets the bottom two bits to zero. This yields a value that is 2</text:span><text:span text:style-name="Default_20_Paragraph_20_Font"><text:span text:style-name="T1">2</text:span></text:span><text:span text:style-name="Default_20_Paragraph_20_Font"> larger than the original one was (this loses the values of the top two bits, so we actually get a value that is twice larger than the 30 bottom bits of EAX).</text:span></text:p>
      <text:p text:style-name="Normal"><text:span text:style-name="Default_20_Paragraph_20_Font">The SHR EAX, 2 instruction shifts all bits two positions to the right and fills the top two bits with zero. This basically removes the sign, divides the value by 2</text:span><text:span text:style-name="Default_20_Paragraph_20_Font"><text:span text:style-name="T1">2</text:span></text:span><text:span text:style-name="Default_20_Paragraph_20_Font"> and drops the remainder.</text:span></text:p>
      <text:p text:style-name="Normal">The SAR EAX, 2 instruction shifts all bits two positions to the right and fills the top two bits with the value of the original top bit. This is equivalent to SHR, but it retains the sign bit.</text:p>
      <text:p text:style-name="Normal">The ROL EAX, 3 instruction rotates the bits in EAX by three positions, the three bottom bits are filled with the values of the three formerly topmost bits. This is useful in cryptographic routines, but it has no simple mathematical representation.</text:p>
      <text:p text:style-name="Normal">The ROR EAX, 3 does the same as ROL, but to the right instead of left.</text:p>
      <text:p text:style-name="Normal">Usage of SHL/SHR used to be a fast way to perform multiplication/division by powers of two. Nowadays, the processors are fast enough that the dedicated multiplication/division instructions are just as adequate.</text:p>
      <text:h text:style-name="Heading_20_3" text:outline-level="3"><text:bookmark-start text:name="_Toc272647943"/><text:bookmark-start text:name="_Toc274976358"/><text:bookmark-start text:name="_Toc275586088"/><text:bookmark text:name="__RefHeading__2358_824310578"/><text:soft-page-break/>Data movement instructions<text:bookmark-end text:name="_Toc272647943"/><text:bookmark-end text:name="_Toc274976358"/><text:bookmark-end text:name="_Toc275586088"/><text:bookmark-end text:name="__RefHeading__2358_824310578"/></text:h>
      <text:p text:style-name="Normal">One of the key tasks a CPU has to do is move data from point A to point B, for example, calculating X+Y and putting the result somewhere other code can find it.</text:p>
      <text:h text:style-name="Heading_20_4" text:outline-level="4"><text:bookmark-start text:name="_Toc272647944"/><text:bookmark-start text:name="_Toc274976359"/><text:bookmark-start text:name="_Toc275586089"/><text:bookmark text:name="__RefHeading__2360_824310578"/>Stack operations<text:bookmark-end text:name="_Toc272647944"/><text:bookmark-end text:name="_Toc274976359"/><text:bookmark-end text:name="_Toc275586089"/><text:bookmark-end text:name="__RefHeading__2360_824310578"/></text:h>
      <text:p text:style-name="Normal">The Stack uses some specific terminology – “pushing” a value refers to adding a new value at the top of the stack, and “popping” a value means the reverse, removal of the topmost value. This terminology is reflected in the instruction names:</text:p>
      <text:p text:style-name="Normal">PUSH arg pushes the argument onto the stack (and decrements the stack pointer). In x86-32, this usually means 32 bit operands.</text:p>
      <text:p text:style-name="Normal">POP reg moves the topmost value off the stack into the specified register and increments the stack pointer.</text:p>
      <text:h text:style-name="Heading_20_4" text:outline-level="4"><text:bookmark-start text:name="_Toc272647945"/><text:bookmark-start text:name="_Toc274976360"/><text:bookmark-start text:name="_Toc275586090"/><text:bookmark text:name="__RefHeading__2362_824310578"/>Moving a byte, word, dword<text:bookmark-end text:name="_Toc272647945"/><text:bookmark-end text:name="_Toc274976360"/><text:bookmark-end text:name="_Toc275586090"/><text:bookmark-end text:name="__RefHeading__2362_824310578"/></text:h>
      <text:p text:style-name="Normal">Moving a small amount of data that fits in one register can be done by a single MOV instruction.</text:p>
      <text:p text:style-name="Normal">For example, assembler code to move the value 42 into the EAX register would look like MOV EAX, 42. Moving the value of ECX into EAX would be MOV EAX, ECX. Moving the DWORD from memory address 0x102030 into EAX is MOV EAX, dword ptr ds:[102030h].</text:p>
      <text:h text:style-name="Heading_20_4" text:outline-level="4"><text:bookmark-start text:name="_Toc272647946"/><text:bookmark-start text:name="_Toc274976361"/><text:bookmark-start text:name="_Toc275586091"/><text:bookmark text:name="__RefHeading__2364_824310578"/>Widening data (bytes into words, words into dwords)<text:bookmark-end text:name="_Toc272647946"/><text:bookmark-end text:name="_Toc274976361"/><text:bookmark-end text:name="_Toc275586091"/><text:bookmark-end text:name="__RefHeading__2364_824310578"/></text:h>
      <text:p text:style-name="Normal">It is sometimes necessary to take a byte/word value and turn it into a word/dword.</text:p>
      <text:p text:style-name="Normal">The MOVZX (zero-extend) instruction is used to extend values by filling the unused bits with zero, that is known as unsigned extension.</text:p>
      <text:p text:style-name="Normal">In contrast, the MOVSX (sign-extend) instruction fills unused bytes with the value of the source operand‘s sign bit. This is signed extension.</text:p>
      <text:p text:style-name="Normal">For example: assume the memory address 0x203040 contains 0x71 0x81 0x91 0x41. If we consider these to be signed values, that is 113 -127 -111 65. If we consider them unsigned though, they become 113 129 145 65.</text:p>
      <text:p text:style-name="Normal">MOVSX AX, byte ptr ds:[0x203042] puts 0xFF91 into AX (Highest bit of 0x91 is 1, so the 8 top bits of AX are filled with 1). When viewed as a signed value, AX also contains -111. If you view it as unsigned however, it becomes nonsensical 65425.</text:p>
      <text:p text:style-name="Normal">MOVSX AX, byte ptr ds:[0x203043], however, puts 0x0041 into AX, since the highest bit of 0x41 is 0.</text:p>
      <text:p text:style-name="Normal">MOVZX EAX, byte ptr ds:[0x203041] puts 0x00000081 into EAX. EAX now contains 129, whether you view it as signed or unsigned.</text:p>
      <text:p text:style-name="Normal">MOVZX AX, byte ptr ds:[0x203043] puts 0x0041 into AX, just like MOVSX did.</text:p>
      <text:p text:style-name="Normal">The CDQ instruction can be used to extend a signed DWORD in EAX into the EDX:EAX register pair. This is commonly used before multiplication/division.</text:p>
      <text:h text:style-name="Heading_20_4" text:outline-level="4"><text:bookmark-start text:name="_Toc272647947"/><text:bookmark-start text:name="_Toc274976362"/><text:bookmark-start text:name="_Toc275586092"/><text:bookmark text:name="__RefHeading__2366_824310578"/>Moving larger amounts of data<text:bookmark-end text:name="_Toc272647947"/><text:bookmark-end text:name="_Toc274976362"/><text:bookmark-end text:name="_Toc275586092"/><text:bookmark-end text:name="__RefHeading__2366_824310578"/></text:h>
      <text:p text:style-name="Normal">Moving larger amounts of data requires more instructions. Two key instructions for this are MOVSD and MOVSB („move string in dwords/bytes“). They both read the value of ESI, interpret it as a memory address, read respectively a DWORD or a BYTE from that location and put it into the address contained in EDI. Afterwards, they modify both ESI and EDI by the amount of bytes copied. So, you can write five MOVSD in a row to copy 20 bytes.</text:p>
      <text:p text:style-name="Normal"><text:soft-page-break/>However, there are helper prefix bytes to simplify loops. Prefix REP makes the instruction repeat multiple times. Before running the instruction, the value in ECX is checked. If it‘s not zero, it‘s decremented and the instruction is executed and ECX is tested again. This process repeats again until ECX becomes zero. For example, MOV ECX, 40h; MOV ESI, 102030h; MOV EDI, 202030h; REP MOVSD; will copy 40h * 4 = 100h bytes from the memory block starting at 102030h to the memory block starting at 202030h. After this operation, ECX will contain zero, ESI will contain 102130h, and EDI will be 202130h.</text:p>
      <text:h text:style-name="Heading_20_5" text:outline-level="5"><text:bookmark-start text:name="_Toc272647948"/><text:bookmark-start text:name="_Toc274976363"/><text:bookmark-start text:name="_Toc275586093"/><text:bookmark text:name="__RefHeading__2368_824310578"/>Direction flag<text:bookmark-end text:name="_Toc272647948"/><text:bookmark-end text:name="_Toc274976363"/><text:bookmark-end text:name="_Toc275586093"/><text:bookmark-end text:name="__RefHeading__2368_824310578"/></text:h>
      <text:p text:style-name="Normal">The previous section glossed over a slight detail. As was mentioned in the EFLAGS section, the EFLAGS has a so-called Direction Flag bit that indicates whether the MOVS* will increment or decrement the ESI/EDI registers. It is usually not modified these days and typically set to increment, but you can modify it if you want. Why would you? A fairly common scenario is copying data between two overlapping memory ranges – to copy data from range [0x1000...0x2000] to [0x1800…0x2800], you should begin at the higher address and copy towards the lower one.</text:p>
      <text:h text:style-name="Heading_20_5" text:outline-level="5"><text:bookmark-start text:name="_Toc272647949"/><text:bookmark-start text:name="_Toc274976364"/><text:bookmark-start text:name="_Toc275586094"/><text:bookmark text:name="__RefHeading__2370_824310578"/>Optimization<text:bookmark-end text:name="_Toc272647949"/><text:bookmark-end text:name="_Toc274976364"/><text:bookmark-end text:name="_Toc275586094"/><text:bookmark-end text:name="__RefHeading__2370_824310578"/></text:h>
      <text:p text:style-name="Normal">What would be the fastest way to copy 66h bytes? MOVSD cannot copy that exact amount, and a large amount of MOVSB instructions will be slow. The simple answer, and one that is used by most compilers today, is to divide the work:</text:p>
      <text:p text:style-name="Normal">MOV EDX, 66h<text:line-break/>MOV ECX, EDX<text:line-break/>SHR ECX, 2 ; 66h / 4, dropping the remainder<text:line-break/>REP MOVSD<text:line-break/>MOV ECX, EDX<text:line-break/>AND ECX, 3 ; 66h % 4 * <text:line-break/>REP MOVSB</text:p>
      <text:p text:style-name="Normal">*This is a common trick when you need to divide by powers of two – shifting the divisor right by the appropriate power of two gives you the division result, and and’ing the divisor with the divider minus one yields the remainder.</text:p>
      <text:p text:style-name="Normal">It should be noted that modern CPUs have instruction set extensions such as MMX and SSE, which provide more interesting instructions. Some of them can be used to build an even faster data copying function, but these extensions are outside the scope of this document.</text:p>
      <text:h text:style-name="Heading_20_4" text:outline-level="4"><text:bookmark-start text:name="_Toc272647950"/><text:bookmark-start text:name="_Toc274976365"/><text:bookmark-start text:name="_Toc275586095"/><text:bookmark text:name="__RefHeading__2372_824310578"/>Working with pointers<text:bookmark-end text:name="_Toc272647950"/><text:bookmark-end text:name="_Toc274976365"/><text:bookmark-end text:name="_Toc275586095"/><text:bookmark-end text:name="__RefHeading__2372_824310578"/></text:h>
      <text:p text:style-name="Normal">Pointers are very commonly used in assembler, much like in C/C++. Consider the example from earlier:<text:line-break/>MOVZX AX, byte ptr ds:[0x203043].</text:p>
      <text:p text:style-name="Normal">This instruction takes one byte from the memory location 0x203043 and operates on it. Unless your function operates on the same data all the time, the address holding the information you need might be different (suppose you have to read from a buffer that was allocated dynamically to store user input, the memory location of the buffer would be different each time). In this case, you cannot actually hardcode the 0x203043 into the code, can you? Something has to tell you where the information you need is, and you need to operate on that address. Let’s say you know that the buffer’s starting address is currently in the EDX register, and you need to sign-extend the first and fourth bytes from that buffer into AX and EBX respectively. One possible way to do that is:</text:p>
      <text:p text:style-name="Normal">MOVSX AX, byte ptr ds:[EDX]<text:line-break/>ADD EDX, 3 ; move three bytes ahead, from #1 to #4<text:line-break/>MOVSX EBX, byte ptr ds:[EDX]<text:line-break/>SUB EDX, 3<text:line-break/><text:soft-page-break/>You have to restore the EDX value so that other code can use it correctly. A different approach would be to use an instruction called LEA (nothing to do with Star Wars, sorry). LEA stands for Load Effective Address, and it calculates the value of its source operand (the address it should be pointing to) and writes that value into the destination operand. It doesn’t read any data from the pointer, it just calculates it. The useful part comes when you see how complex the source operands can be:</text:p>
      <text:p text:style-name="Normal">LEA dst, [reg1 + x * reg2 + y]</text:p>
      <text:p text:style-name="Normal">Here, x and y can be any number between 0 and 7 inclusive. LEA is optimized to calculate the results very quickly, so it can be used often and for unintended purposes. With knowledge of this instruction, you can perform our task differently:</text:p>
      <text:p text:style-name="Normal">MOVSX AX, byte ptr ds:[EDX]<text:line-break/>LEA EBX, [EDX + 3]<text:line-break/>MOVSX EBX, byte ptr ds:[EBX]<text:line-break/>This saves us the trouble of restoring a register value and is arguably easier to read.</text:p>
      <text:h text:style-name="Heading_20_5" text:outline-level="5"><text:bookmark-start text:name="_Toc272647951"/><text:bookmark-start text:name="_Toc274976366"/><text:bookmark-start text:name="_Toc275586096"/><text:bookmark text:name="__RefHeading__2374_824310578"/>LEA math<text:bookmark-end text:name="_Toc272647951"/><text:bookmark-end text:name="_Toc274976366"/><text:bookmark-end text:name="_Toc275586096"/><text:bookmark-end text:name="__RefHeading__2374_824310578"/></text:h>
      <text:p text:style-name="Normal">As noted earlier, thanks to its speed LEA used to often be used for purposes other than pointer math. This is largely irrelevant nowadays, since processors are so much faster than they were when this trick was invented, but you will need to know about it since it’s widely used in existing programs. You can probably see how a compiler can use it to turn a complex mathematical operation into a sequence of simpler ones, for example:</text:p>
      <text:p text:style-name="Normal">EAX = EDX * 210h can be implemented as a single multiply instruction, or as this sequence:</text:p>
      <text:p text:style-name="Normal">LEA ECX, [EDX+7*EDX] ; ECX = 8 * EDX<text:line-break/>LEA ECX, [ECX+7*ECX] ; ECX = 8 * (8 * EDX) = 40h * EDX<text:line-break/>LEA ECX, [ECX+7*ECX] ; ECX = 8 * (8 * (8 * EDX) ) = 200h * EDX<text:line-break/>LEA EAX, [EDX+7*EDX] ; EAX = 8 * EDX<text:line-break/>LEA EAX, [ECX+2*EAX] ; EAX = 200h * EDX + 2 * (8 * EDX) = 210h * EDX</text:p>
      <text:h text:style-name="Heading_20_3" text:outline-level="3"><text:bookmark-start text:name="_Toc272647952"/><text:bookmark-start text:name="_Toc274976367"/><text:bookmark-start text:name="_Toc275586097"/><text:bookmark text:name="__RefHeading__2376_824310578"/>Comparison instructions<text:bookmark-end text:name="_Toc272647952"/><text:bookmark-end text:name="_Toc274976367"/><text:bookmark-end text:name="_Toc275586097"/><text:bookmark-end text:name="__RefHeading__2376_824310578"/></text:h>
      <text:p text:style-name="Normal">The x86 has two ways to compare values – mathematically (less, equal, more) and bitwise (is bit # set). Both of them put results into the EFLAGS register. Certain other instructions behave differently based on certain flags’ values. The most common example of a conditional instruction would be the family of conditional jumps (Jxx). These instructions take one operand, a memory address, and each instruction corresponds to a more-or-less commonly used condition. These instructions check if the EFLAGS meets their condition, and tell the CPU “after this instruction, start executing code at &lt; given memory address&gt;” if it does. Otherwise, nothing happens. Note that this instruction will not save any information about where it was before switching to &lt;given memory address&gt;, so you can’t later tell the CPU “ok, now go back to what you were doing earlier”.</text:p>
      <text:p text:style-name="Normal">Problem is that almost every instruction that calculates a mathematical result also writes the result’s attributes to EFLAGS, so the code should be carefully designed to avoid using those instructions between making the comparison and using the result flags. Documenting each instruction’s result attributes here would be a lot of work, and that is much better covered in Intel’s reference.</text:p>
      <text:p text:style-name="Normal">The TEST arg1, arg2 instruction performs the bitwise comparison. It basically ANDs the two operands and sets the ZF, <text:s/>PF flags depending on the result.</text:p>
      <text:p text:style-name="Normal">The CMP arg1, arg2 instruction performs the mathematical comparison. It basically subtracts arg2 from arg1 and sets the ZF, SF, CF, OF, PF flags according to the result, which is NOT saved anywhere. The flags that should be checked depend on whether the compared values are signed or not, and what condition we are testing for.</text:p>
      <text:h text:style-name="Heading_20_3" text:outline-level="3"><text:bookmark-start text:name="_Toc272647955"/><text:bookmark-start text:name="_Toc274976370"/><text:bookmark-start text:name="_Toc275586100"/><text:bookmark text:name="__RefHeading__2382_824310578"/><text:soft-page-break/>Code flow instructions<text:bookmark-end text:name="_Toc272647955"/><text:bookmark-end text:name="_Toc274976370"/><text:bookmark-end text:name="_Toc275586100"/><text:bookmark-end text:name="__RefHeading__2382_824310578"/></text:h>
      <text:p text:style-name="Normal">It is fairly reasonable to expect a program to contain some conditional logic, e.g. “is the user’s entered number larger than 250?”, and to make two different things happen depending on the answer. It is also reasonable to organize code into smaller functions that perform small, well-defined tasks. X86 has two methods to navigate from one point in the code to another – Jump and Call.</text:p>
      <text:h text:style-name="Heading_20_4" text:outline-level="4"><text:bookmark-start text:name="_Toc272647956"/><text:bookmark-start text:name="_Toc274976371"/><text:bookmark-start text:name="_Toc275586101"/><text:bookmark text:name="__RefHeading__2384_824310578"/>Jumps<text:bookmark-end text:name="_Toc272647956"/><text:bookmark-end text:name="_Toc274976371"/><text:bookmark-end text:name="_Toc275586101"/><text:bookmark-end text:name="__RefHeading__2384_824310578"/></text:h>
      <text:p text:style-name="Normal">Jumps can be unconditional (JMP) and conditional (Jxx family). No information about the current address is saved before the CPU jumps to the requested location, so you can’t return back later. Most often, an unconditional jump is used at the end of the if-branch in an if-else block.</text:p>
      <text:p text:style-name="Normal">Several conditional jump instructions exist, and most of them have several mnemonics to more simply express the condition being tested.</text:p>
      <table:table table:name="Table2" table:style-name="Table2">
        <table:table-column table:style-name="Table2.A"/>
        <table:table-column table:style-name="Table2.B"/>
        <table:table-row table:style-name="Table2.1">
          <table:table-cell table:style-name="Table2.A1" office:value-type="string">
            <text:p text:style-name="P2">Mnemonics</text:p>
          </table:table-cell>
          <table:table-cell table:style-name="Table2.B1" office:value-type="string">
            <text:p text:style-name="P2">Condition to meet</text:p>
          </table:table-cell>
        </table:table-row>
        <table:table-row table:style-name="Table2.2">
          <table:table-cell table:style-name="Table2.A2" table:number-columns-spanned="2" office:value-type="string">
            <text:p text:style-name="P1">Equality</text:p>
          </table:table-cell>
          <table:covered-table-cell/>
        </table:table-row>
        <table:table-row table:style-name="Table2.2">
          <table:table-cell table:style-name="Table2.A3" office:value-type="string">
            <text:p text:style-name="Normal">JZ/JE</text:p>
          </table:table-cell>
          <table:table-cell table:style-name="Table2.A2" office:value-type="string">
            <text:p text:style-name="Normal">Jump if Equal /If Zero</text:p>
          </table:table-cell>
        </table:table-row>
        <table:table-row table:style-name="Table2.2">
          <table:table-cell table:style-name="Table2.A3" office:value-type="string">
            <text:p text:style-name="Normal">JNZ/JNE</text:p>
          </table:table-cell>
          <table:table-cell table:style-name="Table2.A2" office:value-type="string">
            <text:p text:style-name="Normal">Jump if Not Equal/If Not Zero</text:p>
          </table:table-cell>
        </table:table-row>
        <table:table-row table:style-name="Table2.2">
          <table:table-cell table:style-name="Table2.A2" table:number-columns-spanned="2" office:value-type="string">
            <text:p text:style-name="P1">Signed value comparison</text:p>
          </table:table-cell>
          <table:covered-table-cell/>
        </table:table-row>
        <table:table-row table:style-name="Table2.2">
          <table:table-cell table:style-name="Table2.A3" office:value-type="string">
            <text:p text:style-name="Normal">JL/JNGE</text:p>
          </table:table-cell>
          <table:table-cell table:style-name="Table2.A2" office:value-type="string">
            <text:p text:style-name="Normal">Jump if Less/If Not Greater or Equal</text:p>
          </table:table-cell>
        </table:table-row>
        <table:table-row table:style-name="Table2.2">
          <table:table-cell table:style-name="Table2.A3" office:value-type="string">
            <text:p text:style-name="Normal">JLE/JNG</text:p>
          </table:table-cell>
          <table:table-cell table:style-name="Table2.A2" office:value-type="string">
            <text:p text:style-name="Normal">Jump if Less or Equal/If Not Greater</text:p>
          </table:table-cell>
        </table:table-row>
        <table:table-row table:style-name="Table2.2">
          <table:table-cell table:style-name="Table2.A3" office:value-type="string">
            <text:p text:style-name="Normal">JGE/JNL</text:p>
          </table:table-cell>
          <table:table-cell table:style-name="Table2.A2" office:value-type="string">
            <text:p text:style-name="Normal">Jump if Greater or Equal/If Not Less</text:p>
          </table:table-cell>
        </table:table-row>
        <table:table-row table:style-name="Table2.2">
          <table:table-cell table:style-name="Table2.A3" office:value-type="string">
            <text:p text:style-name="Normal">JG/JNLE</text:p>
          </table:table-cell>
          <table:table-cell table:style-name="Table2.A2" office:value-type="string">
            <text:p text:style-name="Normal">Jump if Greater/If Not Less or Equal</text:p>
          </table:table-cell>
        </table:table-row>
        <table:table-row table:style-name="Table2.2">
          <table:table-cell table:style-name="Table2.A2" table:number-columns-spanned="2" office:value-type="string">
            <text:p text:style-name="P1">Unsigned value comparison</text:p>
          </table:table-cell>
          <table:covered-table-cell/>
        </table:table-row>
        <table:table-row table:style-name="Table2.2">
          <table:table-cell table:style-name="Table2.A3" office:value-type="string">
            <text:p text:style-name="Normal">JB/JNAE</text:p>
          </table:table-cell>
          <table:table-cell table:style-name="Table2.A2" office:value-type="string">
            <text:p text:style-name="Normal">Jump if Below/If Not Above or Equal</text:p>
          </table:table-cell>
        </table:table-row>
        <table:table-row table:style-name="Table2.2">
          <table:table-cell table:style-name="Table2.A3" office:value-type="string">
            <text:p text:style-name="Normal">JBE/JNA</text:p>
          </table:table-cell>
          <table:table-cell table:style-name="Table2.A2" office:value-type="string">
            <text:p text:style-name="Normal">Jump if Below Or Equal/If Not Above</text:p>
          </table:table-cell>
        </table:table-row>
        <table:table-row table:style-name="Table2.2">
          <table:table-cell table:style-name="Table2.A3" office:value-type="string">
            <text:p text:style-name="Normal">JAE/JNB</text:p>
          </table:table-cell>
          <table:table-cell table:style-name="Table2.A2" office:value-type="string">
            <text:p text:style-name="Normal">Jump if Above Or Equal/If Not Below</text:p>
          </table:table-cell>
        </table:table-row>
        <table:table-row table:style-name="Table2.2">
          <table:table-cell table:style-name="Table2.A3" office:value-type="string">
            <text:p text:style-name="Normal">JA/JNBE</text:p>
          </table:table-cell>
          <table:table-cell table:style-name="Table2.A2" office:value-type="string">
            <text:p text:style-name="Normal">Jump If Above/If Not Below Or Equal</text:p>
          </table:table-cell>
        </table:table-row>
        <table:table-row table:style-name="Table2.2">
          <table:table-cell table:style-name="Table2.A2" table:number-columns-spanned="2" office:value-type="string">
            <text:p text:style-name="P1">Other conditions</text:p>
          </table:table-cell>
          <table:covered-table-cell/>
        </table:table-row>
        <table:table-row table:style-name="Table2.2">
          <table:table-cell table:style-name="Table2.A3" office:value-type="string">
            <text:p text:style-name="Normal">JS</text:p>
          </table:table-cell>
          <table:table-cell table:style-name="Table2.A2" office:value-type="string">
            <text:p text:style-name="Normal">Jump if Sign</text:p>
          </table:table-cell>
        </table:table-row>
        <table:table-row table:style-name="Table2.17">
          <table:table-cell table:style-name="Table2.A3" office:value-type="string">
            <text:p text:style-name="Normal">JP</text:p>
          </table:table-cell>
          <table:table-cell table:style-name="Table2.A2" office:value-type="string">
            <text:p text:style-name="Normal">Jump if Parity</text:p>
          </table:table-cell>
        </table:table-row>
      </table:table>
      <text:h text:style-name="Heading_20_4" text:outline-level="4"><text:bookmark-start text:name="_Toc272647957"/><text:bookmark-start text:name="_Toc274976372"/><text:bookmark-start text:name="_Toc275586102"/><text:bookmark text:name="__RefHeading__2386_824310578"/>Function calls<text:bookmark-end text:name="_Toc272647957"/><text:bookmark-end text:name="_Toc274976372"/><text:bookmark-end text:name="_Toc275586102"/><text:bookmark-end text:name="__RefHeading__2386_824310578"/></text:h>
      <text:p text:style-name="Normal">Logical division of code into functions is really important for code quality, and any complex program is bound to have large amounts of functions in it. This makes the function call mechanism a very important part of x86 operations. <text:soft-page-break/>The instruction to call a function is unsurprisingly named CALL. The function returns to its caller when it encounters a RET/RETN instruction. It takes an optional argument, but surprisingly it’s not the function’s return value! We’ll see what it is soon enough.</text:p>
      <text:h text:style-name="Heading_20_5" text:outline-level="5"><text:bookmark-start text:name="_Toc272647958"/><text:bookmark-start text:name="_Toc274976373"/><text:bookmark-start text:name="_Toc275586103"/><text:bookmark text:name="__RefHeading__2388_824310578"/>Passing arguments to a function<text:bookmark-end text:name="_Toc272647958"/><text:bookmark-end text:name="_Toc274976373"/><text:bookmark-end text:name="_Toc275586103"/><text:bookmark-end text:name="__RefHeading__2388_824310578"/></text:h>
      <text:p text:style-name="Normal">When you call a function, you first need to pass any required arguments to it. There are several widely used pseudo-standard ways to do that, called calling conventions.</text:p>
      <text:p text:style-name="Normal">The earliest designed way to do that is to use the stack and let the caller clean it up – calculate how many bytes are needed for all the arguments, PUSH them all from right to left, CALL the function, once it returns, ADD ESP, &lt;needed size&gt; to restore the stack. This allows functions to take a varying number of parameters like C’s printf does. These functions end with RETN and no argument. This is known as the cdecl calling convention and is used by default in C functions.</text:p>
      <text:p text:style-name="Normal">Another common convention, stdcall, also pushes arguments from right to left, but this time the callee is responsible for cleaning them up. This means the callee has to know how many arguments it receives, and to remove them from the stack. This is done by the RET instruction – its argument tells the CPU to remove that many bytes off the stack before returning to the caller. The RET instruction can only take a constant integer argument, meaning stdcall functions cannot have varying numbers of arguments the way printf can. However, default arguments are okay. This convention is used in the Windows API.</text:p>
      <text:p text:style-name="Normal">A variation of stdcall is called fastcall. It puts the first two DWORD-or-less sized arguments into ECX and EDX respectively, and only the remaining ones into the stack. As a result, the size of the RET argument should not take those arguments into account. This convention is arguably faster than stdcall since it uses less stack, hence the name.</text:p>
      <text:p text:style-name="Normal">C++ non-static class functions (methods) use yet different conventions, and these vary from compiler to compiler. They need a different convention to pass around the invisible this pointer, pointing to the object whose method is called. MSVC puts this pointer into ECX and all the other arguments into the stack, G++ pushes this pointer onto the stack after all the other arguments. This convention is somewhat predictably labelled thiscall, but unlike other conventions, it cannot be explicitly assigned to a function, and methods cannot be assigned a different convention.</text:p>
      <text:p text:style-name="Normal">Note that while these are the most popular conventions, the compiler can use a different convention (e.g. putting arguments into ESI, EDI, EAX and EDX instead of the stack) if the function doesn’t explicitly specify a convention and the compiler can prove it has seen all the calls to this function (meaning the function is not exported to other compilation units and not exported from a DLL). This is inconvenient when reversing, because it will require extra work to determine where the arguments are. However, this is not overly difficult; to find which registers are used to pass parameters, you just need to find registers that are read without first being written to. Don’t forget instructions that read/write data to hardcoded registers without actually referencing them, e.g. MOVSD reads from ESI and writes to EDI, so barring earlier writes to those registers you can assume they were used to pass arguments.</text:p>
      <text:h text:style-name="Heading_20_5" text:outline-level="5"><text:bookmark-start text:name="_Toc272647959"/><text:bookmark-start text:name="_Toc274976374"/><text:bookmark-start text:name="_Toc275586104"/><text:bookmark text:name="__RefHeading__2390_824310578"/>Expendable and non-expendable registers<text:bookmark-end text:name="_Toc272647959"/><text:bookmark-end text:name="_Toc274976374"/><text:bookmark-end text:name="_Toc275586104"/><text:bookmark-end text:name="__RefHeading__2390_824310578"/></text:h>
      <text:p text:style-name="Normal">Suppose a function is reading bytes from [ESI], modifying each byte in a separate function, and writing the modified bytes to [EDI]. Suppose also that the modifier function uses ESI/EDI as well in some way. What will happen once the modifier returns the first time? It shouldn’t be hard to see that the write will put the modified byte into a completely incorrect location, causing all sorts of problems. To avoid this, functions are typically expected to leave all the registers except EAX, ECX and EDX in the same state as they were before the function call. This is normally performed by the called function PUSH’ing the register before using it and POP’ing it back before returning. This also means that you can’t expect EAX, ECX and EDX to retain their values after calling a function.</text:p>
      <text:h text:style-name="Heading_20_5" text:outline-level="5"><text:bookmark-start text:name="_Toc272647960"/><text:bookmark-start text:name="_Toc274976375"/><text:bookmark-start text:name="_Toc275586105"/><text:bookmark text:name="__RefHeading__2392_824310578"/><text:soft-page-break/>Function result<text:bookmark-end text:name="_Toc272647960"/><text:bookmark-end text:name="_Toc274976375"/><text:bookmark-end text:name="_Toc275586105"/><text:bookmark-end text:name="__RefHeading__2392_824310578"/></text:h>
      <text:p text:style-name="Normal">If a function returns a primitive (not a struct/object) value that fits in a DWORD, it’s stored in EAX before the function returns. If a function returns a QWORD (e.g. a double that the compiler chose to return in normal registers instead of in the FPU stack), that value is stored in EDX:EAX (meaning the higher DWORD is in EDX and the lower one is in EAX).</text:p>
      <text:p text:style-name="Normal">If a function returns a complex type, such as a struct, the compiler does additional magic to manage memory for the allocated object. This technique will be covered later, along with the other C/C++ constructs.</text:p>
      <text:h text:style-name="Heading_20_5" text:outline-level="5"><text:bookmark-start text:name="_Toc272647961"/><text:bookmark-start text:name="_Toc274976376"/><text:bookmark-start text:name="_Toc275586106"/><text:bookmark text:name="__RefHeading__2394_824310578"/>Function return address<text:bookmark-end text:name="_Toc272647961"/><text:bookmark-end text:name="_Toc274976376"/><text:bookmark-end text:name="_Toc275586106"/><text:bookmark-end text:name="__RefHeading__2394_824310578"/></text:h>
      <text:p text:style-name="Normal">Unlike the jumps, a function knows where it was called from, and after the RET/RETN is executed, code after the function call will continue to execute. This is achieved by the CPU silently PUSH’ing the address of the next instruction following the CALL as part of the CALL instruction, POP’ing it off the stack as part of RET/RETN, followed by modifying ESP by as many bytes as RET tells it to, and using the POP’ed value as the address to return to. This means that messing up the stack can change where your function returns to, leading to nasty bugs and security problems.</text:p>
      <text:h text:style-name="Heading_20_5" text:outline-level="5"><text:bookmark-start text:name="_Toc272647962"/><text:bookmark-start text:name="_Toc274976377"/><text:bookmark-start text:name="_Toc275586107"/><text:bookmark text:name="__RefHeading__2396_824310578"/>Function environment<text:bookmark-end text:name="_Toc272647962"/><text:bookmark-end text:name="_Toc274976377"/><text:bookmark-end text:name="_Toc275586107"/><text:bookmark-end text:name="__RefHeading__2396_824310578"/></text:h>
      <text:p text:style-name="Normal">A typical function stack looks like this:</text:p>
      <table:table table:name="Table5" table:style-name="Table5">
        <table:table-column table:style-name="Table5.A"/>
        <table:table-column table:style-name="Table5.B"/>
        <table:table-row table:style-name="Table5.1">
          <table:table-cell table:style-name="Table5.A1" office:value-type="string">
            <text:p text:style-name="P3">Local variables</text:p>
          </table:table-cell>
          <table:table-cell table:style-name="Table5.A1" office:value-type="string">
            <text:p text:style-name="P3">Including saved non-expendable registers</text:p>
          </table:table-cell>
        </table:table-row>
        <table:table-row table:style-name="Table5.2">
          <table:table-cell table:style-name="Table5.A1" office:value-type="string">
            <text:p text:style-name="P3">(Optional) Saved EBP</text:p>
          </table:table-cell>
          <table:table-cell table:style-name="Table5.A1" office:value-type="string">
            <text:p text:style-name="P3"/>
          </table:table-cell>
        </table:table-row>
        <table:table-row table:style-name="Table5.2">
          <table:table-cell table:style-name="Table5.A1" office:value-type="string">
            <text:p text:style-name="P3">Saved return address</text:p>
          </table:table-cell>
          <table:table-cell table:style-name="Table5.A1" office:value-type="string">
            <text:p text:style-name="P3">Top of the stack right after CALL/before RET</text:p>
          </table:table-cell>
        </table:table-row>
        <table:table-row table:style-name="Table5.1">
          <table:table-cell table:style-name="Table5.A1" office:value-type="string">
            <text:p text:style-name="P3">Leftmost stack argument</text:p>
          </table:table-cell>
          <table:table-cell table:style-name="Table5.A1" office:value-type="string">
            <text:p text:style-name="P3">Top of the stack right before CALL</text:p>
          </table:table-cell>
        </table:table-row>
        <table:table-row table:style-name="Table5.2">
          <table:table-cell table:style-name="Table5.A1" office:value-type="string">
            <text:p text:style-name="P3">…</text:p>
          </table:table-cell>
          <table:table-cell table:style-name="Table5.A1" office:value-type="string">
            <text:p text:style-name="P3"/>
          </table:table-cell>
        </table:table-row>
        <table:table-row table:style-name="Table5.2">
          <table:table-cell table:style-name="Table5.A1" office:value-type="string">
            <text:p text:style-name="P3">Rightmost stack argument</text:p>
          </table:table-cell>
          <table:table-cell table:style-name="Table5.A1" office:value-type="string">
            <text:p text:style-name="P3"/>
          </table:table-cell>
        </table:table-row>
        <table:table-row table:style-name="Table5.2">
          <table:table-cell table:style-name="Table5.A1" office:value-type="string">
            <text:p text:style-name="P3">Caller’s local variables</text:p>
          </table:table-cell>
          <table:table-cell table:style-name="Table5.A1" office:value-type="string">
            <text:p text:style-name="P3">Top of the stack after RET</text:p>
          </table:table-cell>
        </table:table-row>
      </table:table>
      <text:p text:style-name="Normal">Right after CALL, you can access the arguments by [ESP+04h], [ESP+08h]… But as soon as you do something to change the ESP, the offsets will change and become more difficult to track. To avoid this, a so-called “stack frame pointer” is introduced. The current value of EBP is PUSH’ed onto the stack, and EBP is assigned the current value of ESP. Then EBP is not modified during the function and POP’ed off the stack as the function ends. This way, arguments can be accessed by [EBP+08h], [EBP+0Ch] and so on. Note that the offset off EBP is 4 bytes larger than the offset off ESP, because the EBP value was saved on the stack and decreased ESP by 4 bytes.</text:p>
      <text:p text:style-name="Normal">If a function needs local variables, the space for them is typically allocated right after the stack frame is set up by SUB’tracting the wanted space size from ESP, and restored by ADD’ing the same value before restoring EBP. As a bonus, local variables can also be accessed through fixed offsets off EBP like stack arguments can, except this time the offsets are negative.</text:p>
      <text:p text:style-name="Normal">If the function’s local variables include double-precision numbers, the compiler will additionally perform an AND ESP, -8 before allocating local variables. -8 has the same bit pattern as (NOT 7), that is, the three lowest bits are zero. This basically reduces ESP to the nearest smaller value that leaves no remainder after being divided by 8, which (after any necessary reordering of the local variables) ensures the doubles will be placed at an address aligned to 8 bytes. This is done because loading values from an unaligned memory address is slow (and in other architectures even disallowed!). This alignment procedure is not done for complex type variables (structs and objects).</text:p>
      <text:h text:style-name="Heading_20_5" text:outline-level="5"><text:bookmark-start text:name="_Toc272647963"/><text:bookmark-start text:name="_Toc274976378"/><text:bookmark-start text:name="_Toc275586108"/><text:bookmark text:name="__RefHeading__2398_824310578"/>Indirect function calls<text:bookmark-end text:name="_Toc272647963"/><text:bookmark-end text:name="_Toc274976378"/><text:bookmark-end text:name="_Toc275586108"/><text:bookmark-end text:name="__RefHeading__2398_824310578"/></text:h>
      <text:p text:style-name="Normal">CALL supports both direct function calls “call the function that starts at &lt;address relative to current location&gt;” and indirect function calls “&lt;absolute address&gt; is a pointer that points a memory address, which points to the start of the function to call”. The former method is done when the compiler can determine what exact function we want to call <text:soft-page-break/>at compile time and knows where that function is. The latter is done when calling functions that are imported from a separate DLL, using function pointers, or when the function to call cannot be determined at compile time (for example, when using C++ virtual functions, where the actual called function depends on the object’s type at runtime).</text:p>
      <text:h text:style-name="Heading_20_5" text:outline-level="5"><text:bookmark-start text:name="_Toc272647964"/><text:bookmark-start text:name="_Toc274976379"/><text:bookmark-start text:name="_Toc275586109"/><text:bookmark text:name="__RefHeading__2400_824310578"/>Examples<text:bookmark-end text:name="_Toc272647964"/><text:bookmark-end text:name="_Toc274976379"/><text:bookmark-end text:name="_Toc275586109"/><text:bookmark-end text:name="__RefHeading__2400_824310578"/></text:h>
      <text:p text:style-name="Normal">Given a function definition:</text:p>
      <text:p text:style-name="Normal">int __cdecl delta(int a, int b)</text:p>
      <text:p text:style-name="Normal">Calls to it will compile to this (or similar) code:</text:p>
      <text:p text:style-name="Normal">PUSH b<text:line-break/>PUSH a<text:line-break/>CALL delta; EAX now contains the result<text:line-break/>ADD ESP, 8</text:p>
      <text:p text:style-name="Normal">Given a function definition:</text:p>
      <text:p text:style-name="Normal">void __fastcall remove(void * structure, void * item)</text:p>
      <text:p text:style-name="Normal">Assuming structure and item are both declared as objects (not pointers), calls to it will compile to:</text:p>
      <text:p text:style-name="Normal">LEA ECX, [structure]<text:line-break/>LEA EDX, [item]<text:line-break/>CALL remove; no stack modification</text:p>
      <text:p text:style-name="Normal">Assuming structure and item are declared as pointers, calls to it will compile to:</text:p>
      <text:p text:style-name="Normal">MOV ECX, structure<text:line-break/>MOV EDX, item<text:line-break/>CALL remove; no stack modification</text:p>
      <text:p text:style-name="Normal">Here’s a complex example using function pointers:</text:p>
      <text:p text:style-name="Normal">typedef (int __stdcall *fptr)(int x1, int y1, int x2, int y2); function pointer type definition<text:line-break/>int __stdcall Distance(int x1, int y1, int x2, int y2) { }; function declaration, let’s assume this function’s code starts at 0x701050<text:line-break/>int __fastcall callback(fptr function, int x1, int y1, int x2, int y2) {<text:line-break/> int dist = (*f)(x1, y1, x2, y2);<text:line-break/> return dist * 2;<text:line-break/>}<text:line-break/>int __fastcall callerFunction() {<text:line-break/> return callback(&amp;Distance, 3, 0, 0, 4);<text:line-break/>}</text:p>
      <text:p text:style-name="Normal">; -- callerFunction --<text:line-break/>PUSH 4<text:line-break/>PUSH 0<text:line-break/>PUSH 0<text:line-break/>MOV EDX, 3<text:line-break/>MOV ECX, 0x701050<text:line-break/>CALL callback<text:line-break/><text:soft-page-break/>RET<text:line-break/>; -- callback --<text:line-break/>PUSH EBP<text:line-break/>MOV EBP, ESP<text:line-break/>PUSH dword ptr [EBP+10h]<text:line-break/>PUSH dword ptr [EBP+0Ch]<text:line-break/>PUSH dword ptr [EBP+08h]<text:line-break/>PUSH EDX<text:line-break/>CALL [ECX]<text:line-break/>SHL EAX, 1<text:line-break/>MOV ESP, EBP<text:line-break/>POP EBP<text:line-break/>RET 0Ch</text:p>
      <text:h text:style-name="Heading_20_2" text:outline-level="2"><text:bookmark-start text:name="_Toc274976380"/><text:bookmark-start text:name="_Toc275586110"/><text:bookmark text:name="__RefHeading__2402_824310578"/>Higher-level constructs expressed in assembler<text:bookmark-end text:name="_Toc274976380"/><text:bookmark-end text:name="_Toc275586110"/><text:bookmark-end text:name="__RefHeading__2402_824310578"/></text:h>
      <text:h text:style-name="Heading_20_3" text:outline-level="3"><text:bookmark-start text:name="_Toc274976381"/><text:bookmark-start text:name="_Toc275586111"/><text:bookmark text:name="__RefHeading__2404_824310578"/><text:span text:style-name="Default_20_Paragraph_20_Font">C constructs</text:span><text:bookmark-end text:name="_Toc274976381"/><text:bookmark-end text:name="_Toc275586111"/><text:bookmark-end text:name="__RefHeading__2404_824310578"/></text:h>
      <text:h text:style-name="Heading_20_4" text:outline-level="4"><text:bookmark text:name="__RefHeading__2946_136881034"/>Arrays<text:bookmark-end text:name="__RefHeading__2946_136881034"/></text:h>
      <text:p text:style-name="Normal">An array is a collection of values sharing the same type. The C implementation of an array is geared towards maximum performance. As a result, this collection is stored in memory simply as a sequence of values with no gaps – each value takes up the same amount of bytes. Therefore, (assuming that each element is X bytes wide) the first element of the array (index 0) is placed directly at the first byte of the collection, the second element is placed X bytes after the first one, and so on. In general, the N’th element starts X*(N – 1) bytes after the start of the collection.</text:p>
      <text:p text:style-name="Normal">It should be noticed that this implementation requires you to know in advance how many elements there are in the collection and you can’t resize the collection at runtime. If you require a variable-size array, you have to implement one yourself (or preferably use the C++ STL).</text:p>
      <text:p text:style-name="Normal">Previously, all array declarations were required to specify their size as a compile-time constant value. The C99 standard relaxed this limitation.</text:p>
      <text:p text:style-name="Normal">Additionally, observe that the array size is not stored anywhere and must be managed separately.</text:p>
      <text:h text:style-name="Heading_20_5" text:outline-level="5"><text:bookmark text:name="__RefHeading__2948_136881034"/>Strings<text:bookmark-end text:name="__RefHeading__2948_136881034"/></text:h>
      <text:p text:style-name="Normal">Strings are stored as character arrays (plain char[] for a single-byte encoding, more complex types such as wchar_t[] for multi byte encodings).</text:p>
      <text:p text:style-name="Normal">Notice again that the length is not saved as part of the array. As a convention, a string has to contain a null byte (0x00) after its last symbol, and this byte is considered the string end marker – most C string management functions will keep reading symbols until they encounter it. So this byte has to be accounted for when calculating the buffer size.</text:p>
      <text:h text:style-name="Heading_20_5" text:outline-level="5"><text:bookmark text:name="__RefHeading__2950_136881034"/>Allocation<text:bookmark-end text:name="__RefHeading__2950_136881034"/></text:h>
      <text:p text:style-name="Normal">Normally, arrays follow the same allocation rules as other variables – function local variables are allocated on the stack, and other variables (global and static) are allocated on the heap. Strings are handled slightly differently – string literals, which are known at compile time, are allocated on the read-only portion of the heap. The compiler may or may not choose to compact multiple identical literals into one allocation. As a result, string literals cannot be modified at runtime (but for historical reasons they can be pointed to by plain char *, which would suggest otherwise).</text:p>
      <text:h text:style-name="Heading_20_4" text:outline-level="4"><text:bookmark-start text:name="_Toc275586113"/><text:bookmark text:name="__RefHeading__2408_824310578"/><text:bookmark text:name="__RefHeading__2406_824310578"/><text:soft-page-break/>Constants<text:bookmark-end text:name="_Toc275586113"/><text:bookmark-end text:name="__RefHeading__2408_824310578"/><text:bookmark-end text:name="__RefHeading__2406_824310578"/></text:h>
      <text:p text:style-name="Normal">Integer constants are usually substituted by their values when compiling, which makes it very difficult to determine which uses of a specific value were actually constants in the source code. By extension, it makes it difficult to replace said constant without source code.</text:p>
      <text:p text:style-name="Normal">Floating-point constants are either substituted by their values or preserved in the read-only data segment.</text:p>
      <text:h text:style-name="Heading_20_4" text:outline-level="4"><text:bookmark-start text:name="_Toc274976382"/><text:bookmark-start text:name="_Toc275586112"/><text:bookmark text:name="__RefHeading__2952_136881034"/>Pointer math<text:bookmark-end text:name="_Toc274976382"/><text:bookmark-end text:name="_Toc275586112"/><text:bookmark-end text:name="__RefHeading__2952_136881034"/></text:h>
      <text:p text:style-name="Normal">Pointer math works differently between C and assembler:</text:p>
      <text:p text:style-name="Normal">int x[2] = {1, 2};<text:line-break/>int *p = &amp;x[0]; // p now points to the first element of x<text:line-break/>++p; // p now points to the second element of x, that is, p was actually incremented by sizeof(*p).</text:p>
      <text:p text:style-name="Normal">LEA EAX, [x] ; EAX now points to the first byte of x<text:line-break/>ADD EAX, 1 ; EAX now points to the second byte of x, which is certainly not the second element of x.</text:p>
      <text:p text:style-name="Normal">As you can see, in assembler, pointer math is no different from normal math, and operates on bytes. In C, pointer math operates on elements that the pointer is declared as pointing to.</text:p>
      <text:h text:style-name="Heading_20_4" text:outline-level="4"><text:bookmark-start text:name="_Toc274976383"/><text:bookmark-start text:name="_Toc275586114"/><text:bookmark text:name="__RefHeading__2410_824310578"/>Structs<text:bookmark-end text:name="_Toc274976383"/><text:bookmark-end text:name="_Toc275586114"/><text:bookmark-end text:name="__RefHeading__2410_824310578"/></text:h>
      <text:p text:style-name="Normal"><text:span text:style-name="Default_20_Paragraph_20_Font">As a C struct is simply a collection of values, there’s not much special handling needed. The only tricky part is that structs can have </text:span><text:span text:style-name="Default_20_Paragraph_20_Font"><text:span text:style-name="T6">packing</text:span></text:span><text:span text:style-name="Default_20_Paragraph_20_Font">, that is, small values (bytes, bools) followed by larger ones (dwords, doubles) can have unused bytes (called </text:span><text:span text:style-name="Default_20_Paragraph_20_Font"><text:span text:style-name="T6">padding</text:span></text:span><text:span text:style-name="Default_20_Paragraph_20_Font">) after them to make those larger values align to their preferred byte boundary. Neither C nor C++ standards define any specific packing indicators, so each compiler has its own ways to change struct packing as necessary. However, there is no padding inserted between array members.</text:span></text:p>
      <text:h text:style-name="Heading_20_4" text:outline-level="4"><text:bookmark-start text:name="_Toc274976384"/><text:bookmark-start text:name="_Toc275586115"/><text:bookmark text:name="__RefHeading__2412_824310578"/>Conditional statements<text:bookmark-end text:name="_Toc274976384"/><text:bookmark-end text:name="_Toc275586115"/><text:bookmark-end text:name="__RefHeading__2412_824310578"/></text:h>
      <text:p text:style-name="Normal">Conditional statements are usually expressed slightly differently in ASM, because ASM is built around “if condition, then skip the following code” logic rather than “if condition, then execute following code” logic that C/C++ uses.</text:p>
      <text:h text:style-name="Heading_20_5" text:outline-level="5"><text:bookmark-start text:name="_Toc274976385"/><text:bookmark-start text:name="_Toc275586116"/><text:bookmark text:name="__RefHeading__2414_824310578"/>Labels<text:bookmark-end text:name="_Toc274976385"/><text:bookmark-end text:name="_Toc275586116"/><text:bookmark-end text:name="__RefHeading__2414_824310578"/></text:h>
      <text:p text:style-name="Normal"><text:span text:style-name="Default_20_Paragraph_20_Font">Like in most other languages, a simple string followed by a : is called a </text:span><text:span text:style-name="Default_20_Paragraph_20_Font"><text:span text:style-name="T6">label</text:span></text:span><text:span text:style-name="Default_20_Paragraph_20_Font">, it doesn’t produce any actual code but serves as an anchor/goal post jump instructions can aim for.</text:span></text:p>
      <text:h text:style-name="Heading_20_5" text:outline-level="5"><text:bookmark-start text:name="_Toc274976386"/><text:bookmark-start text:name="_Toc275586117"/><text:bookmark text:name="__RefHeading__2416_824310578"/>If<text:bookmark-end text:name="_Toc274976386"/><text:bookmark-end text:name="_Toc275586117"/><text:bookmark-end text:name="__RefHeading__2416_824310578"/></text:h>
      <text:p text:style-name="Normal">If(condition) {<text:line-break/> x += 5;<text:line-break/>}</text:p>
      <text:p text:style-name="Normal">Becomes something like this in assembler:</text:p>
      <text:p text:style-name="Normal">MOV ECX, condition ; assuming condition is a Boolean value<text:line-break/>MOV EAX, x;<text:line-break/>TEST ECX, ECX<text:line-break/>JZ after_if<text:line-break/>ADD EAX, 5<text:line-break/>after_if:</text:p>
      <text:h text:style-name="Heading_20_5" text:outline-level="5"><text:bookmark-start text:name="_Toc274976387"/><text:bookmark-start text:name="_Toc275586118"/><text:bookmark text:name="__RefHeading__2418_824310578"/><text:soft-page-break/>If-else<text:bookmark-end text:name="_Toc274976387"/><text:bookmark-end text:name="_Toc275586118"/><text:bookmark-end text:name="__RefHeading__2418_824310578"/></text:h>
      <text:p text:style-name="Normal">If(condition) {<text:line-break/> x += 5;<text:line-break/>} else {<text:line-break/> x -= 3;<text:line-break/>}</text:p>
      <text:p text:style-name="Normal">Becomes:</text:p>
      <text:p text:style-name="Normal">MOV ECX, condition ; assuming condition is a Boolean value<text:line-break/>MOV EAX, x;<text:line-break/>TEST ECX, ECX<text:line-break/>JZ else_branch ; if ECX is zero, go to label<text:line-break/>ADD EAX, 5<text:line-break/>JMP after_if<text:line-break/>else_branch:<text:line-break/>SUB EAX, 3<text:line-break/>after_if:</text:p>
      <text:h text:style-name="Heading_20_5" text:outline-level="5"><text:bookmark-start text:name="_Toc274976388"/><text:bookmark-start text:name="_Toc275586119"/><text:bookmark text:name="__RefHeading__2420_824310578"/>If-elseif-else<text:bookmark-end text:name="_Toc274976388"/><text:bookmark-end text:name="_Toc275586119"/><text:bookmark-end text:name="__RefHeading__2420_824310578"/></text:h>
      <text:p text:style-name="Normal">This is just a variation on the simple if-else logic.</text:p>
      <text:p text:style-name="Normal">If(condition &gt; 5) {<text:line-break/> <text:s/>x += 4;<text:line-break/>} elseif(condition &lt; 1) {<text:line-break/> x += 7;<text:line-break/>} else {<text:line-break/> x -= 10;<text:line-break/>}</text:p>
      <text:p text:style-name="Normal">MOV ECX, condition ; assuming condition is a signed integer value<text:line-break/>MOV EAX, x<text:line-break/>CMP ECX, 5<text:line-break/>JNG elseif_branch; if ecx &lt;= 5, go to next branch<text:line-break/>ADD EAX, 4<text:line-break/>JMP after_if; performed the branch, skip the other two<text:line-break/>elseif_branch:<text:line-break/>CMP ECX, 1<text:line-break/>JNL else_branch ; if ecx &gt;= 1, go to next branch<text:line-break/>ADD EAX, 7<text:line-break/>JMP after_if ; performed the branch, skip the next one<text:line-break/>else_branch:<text:line-break/>SUB EAX, 10<text:line-break/>after_if:</text:p>
      <text:p text:style-name="Normal">Powerful disassemblers usually add visual spacing around jumps, as well as auto-generated labels next to jump targets, to make it more readable.</text:p>
      <text:h text:style-name="Heading_20_4" text:outline-level="4"><text:bookmark-start text:name="_Toc274976389"/><text:bookmark-start text:name="_Toc275586120"/><text:bookmark text:name="__RefHeading__2422_824310578"/><text:soft-page-break/>Loops<text:bookmark-end text:name="_Toc274976389"/><text:bookmark-end text:name="_Toc275586120"/><text:bookmark-end text:name="__RefHeading__2422_824310578"/></text:h>
      <text:h text:style-name="Heading_20_5" text:outline-level="5"><text:bookmark-start text:name="_Toc274976390"/><text:bookmark-start text:name="_Toc275586121"/><text:bookmark text:name="__RefHeading__2424_824310578"/>While loop<text:bookmark-end text:name="_Toc274976390"/><text:bookmark-end text:name="_Toc275586121"/><text:bookmark-end text:name="__RefHeading__2424_824310578"/></text:h>
      <text:p text:style-name="Normal">While(x &gt; 1) {<text:line-break/> a += 2;<text:line-break/> --x;<text:line-break/>}</text:p>
      <text:p text:style-name="Normal">Turns into:</text:p>
      <text:p text:style-name="Normal">MOV ECX, x<text:line-break/>MOV EAX, a<text:line-break/>while_start:<text:line-break/>CMP ECX, 1<text:line-break/>JNA after_while ; assuming x is an unsigned int – if it’s signed, this will be JNG instead<text:line-break/>while_body:<text:line-break/>ADD EAX, 2<text:line-break/>DEC ECX<text:line-break/>CMP ECX, 1<text:line-break/>JA while_body ; again, assuming x is unsigned – change to JG if signed<text:line-break/>after_while:</text:p>
      <text:p text:style-name="Normal">Notice that there are two separate CMP instructions, before and after the body. The first one is necessary to avoid entering the loop if x is &lt;= 1 before the loop start. The second one could have been avoided by using a JMP while_start; but that would result in a lot more jumps, which is bad for CPU’s performance.</text:p>
      <text:h text:style-name="Heading_20_5" text:outline-level="5"><text:bookmark-start text:name="_Toc274976391"/><text:bookmark-start text:name="_Toc275586122"/><text:bookmark text:name="__RefHeading__2426_824310578"/>Do-while loop<text:bookmark-end text:name="_Toc274976391"/><text:bookmark-end text:name="_Toc275586122"/><text:bookmark-end text:name="__RefHeading__2426_824310578"/></text:h>
      <text:p text:style-name="Normal">This is a simple variation of the while loop, and as such, it’s translated to a really similar code sequence:</text:p>
      <text:p text:style-name="Normal">do {<text:line-break/> a += 2;<text:line-break/> --x;<text:line-break/>} while(x &gt; 1);</text:p>
      <text:p text:style-name="Normal">Turns into:</text:p>
      <text:p text:style-name="Normal">MOV ECX, x<text:line-break/>MOV EAX, a<text:line-break/>while_body:<text:line-break/>ADD EAX, 2<text:line-break/>DEC ECX<text:line-break/>CMP ECX, 1<text:line-break/>JA while_body ; assuming x is unsigned – change to JG if signed<text:line-break/>after_while:</text:p>
      <text:p text:style-name="Normal">All that is gone is the pre-loop condition check.</text:p>
      <text:h text:style-name="Heading_20_5" text:outline-level="5"><text:bookmark-start text:name="_Toc274976392"/><text:bookmark-start text:name="_Toc275586123"/><text:bookmark text:name="__RefHeading__2428_824310578"/>for loop<text:bookmark-end text:name="_Toc274976392"/><text:bookmark-end text:name="_Toc275586123"/><text:bookmark-end text:name="__RefHeading__2428_824310578"/></text:h>
      <text:p text:style-name="Normal">This loop is somewhat more terse, so its translation is a bit more complex:</text:p>
      <text:p text:style-name="Normal"><text:soft-page-break/>for(int a = 0, x = 1; x &lt; 10; ++x) {<text:line-break/> a += 5 * x;<text:line-break/>}</text:p>
      <text:p text:style-name="Normal">Becomes:</text:p>
      <text:p text:style-name="Normal">XOR EAX, EAX ; a = 0<text:line-break/>MOV ECX, 1 ; x = 1<text:line-break/>CMP ECX, 10 ; this check will not be made if the compiler is able to deduce its uselessness<text:line-break/>JG after_loop ; x is signed, therefore JG<text:line-break/>for_body:<text:line-break/>LEA EDX, [ECX + 4 * ECX] ; tmp = 5 * x<text:line-break/>ADD EAX, EDX<text:line-break/>for_post_iteration: ; the loop body is finished, do the post-iteration action and comparison<text:line-break/>INC ECX<text:line-break/>CMP ECX, 10<text:line-break/>JL for_body ; x is signed, therefore JL<text:line-break/>after_loop:</text:p>
      <text:p text:style-name="Normal">As you can see, the structure of the transformation looks like this:</text:p>
      <text:p text:style-name="Normal">Int a = 0, x = 1;<text:line-break/>if(x &lt; 10) {<text:line-break/> do {<text:line-break/> <text:s/>a += x * 5;<text:line-break/> <text:s/>++x;<text:line-break/> } while (x &lt; 10);<text:line-break/>}</text:p>
      <text:p text:style-name="Normal">It looks awkward, so get used to it.</text:p>
      <text:h text:style-name="Heading_20_5" text:outline-level="5"><text:bookmark-start text:name="_Toc274976393"/><text:bookmark-start text:name="_Toc275586124"/><text:bookmark text:name="__RefHeading__2430_824310578"/>Switch statements<text:bookmark-end text:name="_Toc274976393"/><text:bookmark-end text:name="_Toc275586124"/><text:bookmark-end text:name="__RefHeading__2430_824310578"/></text:h>
      <text:p text:style-name="Normal">Switch statements are also tricky, and can be represented in several patterns, depending on specific case values:</text:p>
      <text:h text:style-name="Heading_20_6" text:outline-level="6"><text:bookmark-start text:name="_Toc274976394"/><text:bookmark-start text:name="_Toc275586125"/><text:bookmark text:name="__RefHeading__2432_824310578"/>Tightly grouped cases with multiple different actions<text:bookmark-end text:name="_Toc274976394"/><text:bookmark-end text:name="_Toc275586125"/><text:bookmark-end text:name="__RefHeading__2432_824310578"/></text:h>
      <text:p text:style-name="Normal">If the switch represents multiple possible cases with values next to each other (e.g., a state machine that has states 0 through 6, the switch controlling it would have seven cases with these values, and presumably seven different chunks of code to perform in each of them), the switch is represented as a simple jump table:</text:p>
      <text:p text:style-name="Normal">// this is not how I would represent a state machine and its states, but that’s not relevant to the example:<text:line-break/>#define STATE_IDLE 0<text:line-break/>#define STATE_STARTUP 1<text:line-break/>#define STATE_LOOKING_FOR_WORK 2<text:line-break/>#define STATE_WORKING 3<text:line-break/>#define STATE_REPORTING_WORK <text:s/>4<text:line-break/>#define STATE_CLEANING_UP 5<text:line-break/>#define STATE_SHUTDOWN 6<text:line-break/>switch(State) {<text:line-break/> case STATE_IDLE: /* code */ break;<text:line-break/> case STATE_STARTUP: /* code*/ break;<text:line-break/> case STATE_LOOKING_FOR_WORK: /* code*/ break;<text:line-break/><text:soft-page-break/> case STATE_WORKING: /* code*/ break;<text:line-break/> case STATE_REPORTING_WORK: /* code*/ break;<text:line-break/> case STATE_CLEANING_UP: /* code*/ break;<text:line-break/> case STATE_SHUTDOWN: /* code*/ break;<text:line-break/>}</text:p>
      <text:p text:style-name="Normal">Becomes :</text:p>
      <text:p text:style-name="Normal">XOR EAX, EAX<text:line-break/>MOV AL, State<text:line-break/>CMP EAX, 6<text:line-break/>JA after_switch; unsigned comparison – will catch all the negative State values as well<text:line-break/>MOV EAX, dword ptr[0x102030 + EAX*4] ; magic!<text:line-break/>JMP EAX<text:line-break/>switch_cases: ; let’s pretend this is address 0x102030<text:line-break/>dd 0x102050 ; this indicates a DWORD with value 0x102050<text:line-break/>dd 0x102060<text:line-break/>dd 0x102080<text:line-break/>dd 0x1020A0<text:line-break/>dd 0x1020C0<text:line-break/>dd 0x102100<text:line-break/>dd 0x102120<text:line-break/>dd 0<text:line-break/>; this array of DWORDs contains the addresses where each switch branch starts – a decompiler will usually turn these into readable labels<text:line-break/>; this is address 0x102050<text:line-break/>switch_case_0:<text:line-break/>; code<text:line-break/>JMP after_switch<text:line-break/>; this is address 0x102060<text:line-break/>switch_case_1:<text:line-break/>; code<text:line-break/>JMP after_switch<text:line-break/>; more identical code skipped for readability<text:line-break/>; this is address 0x102120<text:line-break/>switch_case_7:<text:line-break/>; code<text:line-break/>after_switch:</text:p>
      <text:p text:style-name="Normal">As you can see, in this case the addresses to jump to are packed into an array indexed by the case value. If the case values are packed in some other interval (e.g. 100 – 107) instead, the code will first subtract 100 from the state before reading from jump table, so that the first jumpable case has value 0.</text:p>
      <text:p text:style-name="Normal">Mind that the placement of the actual table is compiler-dependant – GCC usually places it right in the middle of the function, whereas MSVC prefers to place it after the function body.</text:p>
      <text:h text:style-name="Heading_20_6" text:outline-level="6"><text:bookmark-start text:name="_Toc274976395"/><text:bookmark-start text:name="_Toc275586126"/><text:bookmark text:name="__RefHeading__2434_824310578"/>Tightly grouped cases with few different actions<text:bookmark-end text:name="_Toc274976395"/><text:bookmark-end text:name="_Toc275586126"/><text:bookmark-end text:name="__RefHeading__2434_824310578"/></text:h>
      <text:p text:style-name="Normal">In some other cases, a switch is constructed so that a large number of cases share the same code, i.e.</text:p>
      <text:p text:style-name="Normal">int a = 0, b = 0, c = 0; // convoluted example, just play along<text:line-break/>switch(x) { /* pretend that this is preceded by code that disallows numbers outside the [0…24] range */<text:line-break/><text:soft-page-break/> case 0:<text:line-break/> case 3:<text:line-break/> case 5:<text:line-break/> case 7:<text:line-break/> case 11:<text:line-break/> case 17:<text:line-break/> case 19:<text:line-break/> case 23:<text:line-break/> <text:s/>a = 1;<text:line-break/> <text:s/>break;<text:line-break/> case 1:<text:line-break/> case 2:<text:line-break/> case 4:<text:line-break/> case 16:<text:line-break/> case 18:<text:line-break/> <text:s/>b = 3;<text:line-break/> <text:s/>break;<text:line-break/> default:<text:line-break/> <text:s/>c = 8;<text:line-break/> <text:s/>break;<text:line-break/>}</text:p>
      <text:p text:style-name="Normal">This kind of switch employs a secondary indexing table:<text:line-break/>XOR EBX, EBX ; a = 0<text:line-break/>XOR ECX, ECX ; b = 0<text:line-break/>XOR EDX, EDX ; c = 0<text:line-break/>XOR EAX, EAX<text:line-break/>MOV AL, x<text:line-break/>CMP EAX, 24<text:line-break/>JA after_switch : even though we’re claiming we’ve filtered out other cases, optimizing this check away needs a smart compiler<text:line-break/>MOV AL, byte ptr[0x102030 + EAX] ; magic part 1<text:line-break/>MOV EAX, dword ptr[0x10204C + EAX * 4] ; magic part 2<text:line-break/>; assume this is address 0x102030<text:line-break/>db 0, 1, 1, 0, 1, 0, 2, 0, 2, 2, 2, 0, 2, 2, 2, 2, 1, 0, 1, 0, 2, 2, 2, 0, 2, 0, 0, 0<text:line-break/>; this is address 0x10204C<text:line-break/>db 0x102058<text:line-break/>db 0x10205C<text:line-break/>db 0x102060<text:line-break/>; this is 0x102058<text:line-break/>switch_case_0:<text:line-break/>MOV BL, 1<text:line-break/>JMP after_switch<text:line-break/>; 0x10205C<text:line-break/>MOV CL, 3<text:line-break/>JMP after_switch<text:line-break/>; 0x102060<text:line-break/>MOV DL, 8<text:line-break/>after_switch:</text:p>
      <text:p text:style-name="Normal"><text:soft-page-break/>As you can see, the compiler built an additional indexing table mapping case value to code branch. This saved some space (28 * 1 byte + 3 * 4 bytes &lt; 25 * 4 bytes). Notice that the indexing table is 28 bytes even though we only have 25 cases. The compiler added some padding bytes to make the next table align nicely to a 4 byte address – since we’re reading 4 bytes from that table, having it aligned on a 4 byte boundary is a performance gain.</text:p>
      <text:p text:style-name="Normal"><text:span text:style-name="Default_20_Paragraph_20_Font">Note: the code in the switch cases is indeed that short – MOV in this case is 2 bytes, and a JMP to a destination less than </text:span><text:span text:style-name="Default_20_Paragraph_20_Font"><text:span text:style-name="T8">±</text:span></text:span><text:span text:style-name="Default_20_Paragraph_20_Font">127 bytes away is only 2 bytes as well.</text:span></text:p>
      <text:h text:style-name="Heading_20_6" text:outline-level="6"><text:bookmark-start text:name="_Toc274976396"/><text:bookmark-start text:name="_Toc275586127"/><text:bookmark text:name="__RefHeading__2436_824310578"/>Ungrouped cases<text:bookmark-end text:name="_Toc274976396"/><text:bookmark-end text:name="_Toc275586127"/><text:bookmark-end text:name="__RefHeading__2436_824310578"/></text:h>
      <text:p text:style-name="Normal">If a switch’s cases have values that are not close to each other (e.g. if you’re switching on a crc32 hash of a string, which is not entirely unreasonable given lack of actual switching on strings), the compiler can’t do much to build these jump tables, as there’s no indexing pattern it can see. Instead, it will either build a binary search tree of possible cases, or simply resort to an if-else chain.</text:p>
      <text:h text:style-name="Heading_20_4" text:outline-level="4"><text:bookmark-start text:name="_Toc274976397"/><text:bookmark-start text:name="_Toc275586128"/><text:bookmark text:name="__RefHeading__2438_824310578"/>Varargs<text:bookmark-end text:name="_Toc274976397"/><text:bookmark-end text:name="_Toc275586128"/><text:bookmark-end text:name="__RefHeading__2438_824310578"/></text:h>
      <text:p text:style-name="Normal">In C, certain functions like printf can accept a variable number of arguments (this is mentioned in function calling conventions under “cdecl”).</text:p>
      <text:p text:style-name="Normal">On the C side, this is a really unsafe action, as then the compiler cannot do type checking for these arguments or even assure that you’ve passed as many as you’ll need. (Certain compilers provide non-standard ways to flag a function as the user of printf format string model, and then arguments can be type-checked.)</text:p>
      <text:p text:style-name="Normal">int Sum(int FirstValue, … ) { // this is a stupid example – sum all the arguments passed in until you encounter -1.<text:line-break/> int sum = FirstValue;<text:line-break/> va_list vargs;<text:line-break/> va_start(vargs, FirstValue);<text:line-break/> for(;;) {<text:line-break/> <text:s/>int curValue = va_arg(vargs, int);<text:line-break/> <text:s/>if(curValue == -1) {<text:line-break/> <text:s text:c="2"/>break;<text:line-break/> <text:s/>}<text:line-break/> <text:s/>sum += curValue;<text:line-break/> }<text:line-break/> va_end(Arguments);<text:line-break/> return sum;<text:line-break/>}</text:p>
      <text:p text:style-name="Normal">This functionality is implemented through macros, and normally C programmers don’t need to understand how it works.</text:p>
      <text:p text:style-name="Normal">On the assembler side, this is not really different from accessing ordinary arguments. Remember that in cdecl functions, arguments are all passed on the stack and take at least four bytes.</text:p>
      <text:p text:style-name="Normal">PUSH EBP<text:line-break/>MOV EBP, ESP<text:line-break/>PUSH EBX<text:line-break/>MOV ECX, dword ptr [EBP + 08h] ; take first argument<text:line-break/>MOV EAX, ECX<text:line-break/>LEA ECX, [EBP + 0Ch] ; address of second argument<text:line-break/>OR EDX, 0FFFFFFFFh<text:line-break/>loop_body:<text:line-break/><text:soft-page-break/>MOV EBX, [ECX] ; read addressed argument<text:line-break/>CMP EBX, EDX<text:line-break/>JZ after_loop<text:line-break/>ADD EAX, EBX<text:line-break/>ADD ECX, 4 ; increment pointer to point to next argument<text:line-break/>JMP loop_body<text:line-break/>after_loop:<text:line-break/>POP EBX ; this is not a scratch register, so it needs to be restored to its original state<text:line-break/>MOV ESP, EBP<text:line-break/>POP EBP<text:line-break/>RET ; in cdecl, the caller is responsible for cleaning up the stack, so no argument</text:p>
      <text:p text:style-name="Normal">Notice that we calculated the sum directly in EAX, so we don’t need to explicitly move it there as a return value.</text:p>
      <text:h text:style-name="Heading_20_3" text:outline-level="3"><text:bookmark-start text:name="_Toc274976398"/><text:bookmark-start text:name="_Toc275586129"/><text:bookmark text:name="__RefHeading__2440_824310578"/>Additional C++ constructs<text:bookmark-end text:name="_Toc274976398"/><text:bookmark-end text:name="_Toc275586129"/><text:bookmark-end text:name="__RefHeading__2440_824310578"/></text:h>
      <text:h text:style-name="Heading_20_4" text:outline-level="4"><text:bookmark text:name="__RefHeading__2442_824310578"/><text:span text:style-name="Default_20_Paragraph_20_Font">Constructors and destructors</text:span><text:bookmark-end text:name="__RefHeading__2442_824310578"/></text:h>
      <text:p text:style-name="Normal"><text:span text:style-name="Default_20_Paragraph_20_Font">C++ object construction is a bit complex – it covers allocation of memory for the object(s) and invocation of the appropriate initializer lists and constructor functions. Memory allocation is complicated by:</text:span></text:p>
      <text:list xml:id="list35700789" text:style-name="L1">
        <text:list-item>
          <text:p text:style-name="P12"><text:span text:style-name="Default_20_Paragraph_20_Font">the amount of objects - allocating a single object differs from allocating an array;</text:span></text:p>
        </text:list-item>
        <text:list-item>
          <text:p text:style-name="P12"><text:span text:style-name="Default_20_Paragraph_20_Font">the programmer's choice of where to store the object:</text:span></text:p>
          <text:list>
            <text:list-item>
              <text:p text:style-name="P12"><text:span text:style-name="Default_20_Paragraph_20_Font">if it's a local variable (on the stack), the memory space for it has already been allocated and nothing needs to be done;</text:span></text:p>
            </text:list-item>
            <text:list-item>
              <text:p text:style-name="P12"><text:span text:style-name="Default_20_Paragraph_20_Font">whereas if it is in heap memory (operator new), the appropriate memory allocation routine has to be called;</text:span></text:p>
            </text:list-item>
            <text:list-item>
              <text:p text:style-name="P12"><text:span text:style-name="Default_20_Paragraph_20_Font">It is possible for the programmer to allocate a memory block instead of asking operator new to do so, this is known as placement new.</text:span></text:p>
            </text:list-item>
          </text:list>
        </text:list-item>
      </text:list>
      <text:p text:style-name="Normal"><text:span text:style-name="Default_20_Paragraph_20_Font">Similar issues arise with destructors – if the object has a destructor, it has to be called, and if the array holds such objects, the destructor has to be called for each of them.</text:span></text:p>
      <text:h text:style-name="Heading_20_5" text:outline-level="5"><text:bookmark text:name="__RefHeading__2444_824310578"/><text:span text:style-name="Default_20_Paragraph_20_Font">Heap memory</text:span><text:bookmark-end text:name="__RefHeading__2444_824310578"/></text:h>
      <text:p text:style-name="Normal"><text:span text:style-name="Default_20_Paragraph_20_Font">Objects allocated on the heap (using operator new) begin by asking the memory allocator routine to allocate a memory block of the appropriate size. If that fails, the reaction varies (C++ lets the programmer choose how to handle this problem). An exception can be thrown, or NULL can be returned without calling the constructor.</text:span></text:p>
      <text:p text:style-name="Normal"><text:span text:style-name="Default_20_Paragraph_20_Font">If the allocation succeeds, the initializer list is invoked, followed by the appropriate constructor. The constructor receives the pointer to the memory block as its this pointer and compilers silently return it as the function result.</text:span></text:p>
      <text:p text:style-name="Normal"><text:span text:style-name="Default_20_Paragraph_20_Font">When allocating an array, and if the object being allocated has a destructor, things become more complicated. The array can be of variable length, so something has to know how many objects there are in the array and call the destructor for each of them. MSVC handles this by requesting 4 more bytes than the array actually needs (which is array length * object size), hiding the array length in the first 4 bytes, and returning the fifth byte of the allocated block as the array start address. The compiler then runs the constructor in a loop, invoking it for each object in order. After that is done, the array is ready for use. The destructor works in a similar fashion – it expects to find the array length in the four bytes immediately preceding the array, runs the destructor that number of times (in reverse order! The last object in the array is destroyed first, because it was constructed last), and returns the entire block to the memory manager. This means that mixing up scalar and vector allocators/deallocators will result in nasty crashing.</text:span></text:p>
      <text:h text:style-name="Heading_20_5" text:outline-level="5"><text:bookmark text:name="__RefHeading__2446_824310578"/><text:soft-page-break/><text:span text:style-name="Default_20_Paragraph_20_Font">Independently allocated memory / placement new</text:span><text:bookmark-end text:name="__RefHeading__2446_824310578"/></text:h>
      <text:p text:style-name="Normal"><text:span text:style-name="Default_20_Paragraph_20_Font">A programmer can choose to manage his memory independently from the constructors/destructor. In this case, placement new can be used to tell the compiler to just construct the object at the given memory location. The object is constructed without any memory management involved. The destruction is a bit trickier, since there's no built-in placement delete – you have to call the destructor manually, and then pass the pointer to the memory manager for deallocation.</text:span></text:p>
      <text:p text:style-name="Normal"><text:span text:style-name="Default_20_Paragraph_20_Font">There is no standard way to manage arrays through this mechanism.</text:span></text:p>
      <text:h text:style-name="Heading_20_5" text:outline-level="5"><text:bookmark text:name="__RefHeading__2448_824310578"/><text:span text:style-name="Default_20_Paragraph_20_Font">Local variable allocation</text:span><text:bookmark-end text:name="__RefHeading__2448_824310578"/></text:h>
      <text:p text:style-name="Normal">Local variables are typically allocated on the stack, unless the programmer uses the register keyword to try and get them placed in a register, or the optimizer decides that would be a good idea even without the programmer's hints. When they are allocated on the stack, the memory necessary to store the object is allocated at function start automatically, and the constructor doesn't have to do it. If the variable is an array, it is definitely of constant size, so the compiler knows how much memory it needs to allocate, and how many times to call the initializer list/constructor/destructor, so no extra memory is necessary to store that information, and no tricks are needed in the destruction.</text:p>
      <text:p text:style-name="Normal"><text:span text:style-name="Default_20_Paragraph_20_Font">Note that if the function requires a large amount of stack space, the compiler inserts additional code that walks the allocated area and pokes bytes every so often (in MSVC parlor, this is __alloca_probe). This mechanism is necessary because of virtual memory – memory given to the program by the memory manager is initialized in pages on first use, and after each initialized page a “guard page” is placed. Accessing this guard page results in an exception which the memory manager silently swallows and initializes the page. If your stack space takes more than 2 pages, it is possible you’ll be accessing the area beyond the guard page, which will result in a different exception that the memory manager doesn’t handle. The poking process initializes the allocated area to avoid this. If you manually modify the stack pointer to get scratch space this way, you should also perform a similar poking routine.</text:span></text:p>
      <text:h text:style-name="Heading_20_4" text:outline-level="4"><text:bookmark-start text:name="_Toc275586130"/><text:bookmark text:name="__RefHeading__2450_824310578"/>Enumerators<text:bookmark-end text:name="_Toc275586130"/><text:bookmark-end text:name="__RefHeading__2450_824310578"/></text:h>
      <text:p text:style-name="Normal">Enums are handled identically to simple numeric constants – their occurrences in the source are replaced by their literal values.</text:p>
      <text:h text:style-name="Heading_20_4" text:outline-level="4"><text:bookmark-start text:name="_Toc274976399"/><text:bookmark-start text:name="_Toc275586131"/><text:bookmark text:name="__RefHeading__2452_824310578"/>Methods<text:bookmark-end text:name="_Toc274976399"/><text:bookmark-end text:name="_Toc275586131"/><text:bookmark-end text:name="__RefHeading__2452_824310578"/></text:h>
      <text:p text:style-name="Normal">A method is simply a member function of a class. That is, it has a “this” pointer pointing to the object itself. The way this pointer is passed to the function depends on the compiler (see function declarations on “thiscall”). Unless the function is virtual, it looks quite like an ordinary function whose argument happens to be a class pointer.</text:p>
      <text:h text:style-name="Heading_20_4" text:outline-level="4"><text:bookmark-start text:name="_Toc274976400"/><text:bookmark-start text:name="_Toc275586132"/><text:bookmark text:name="__RefHeading__2454_824310578"/>Inheritance<text:bookmark-end text:name="_Toc274976400"/><text:bookmark-end text:name="_Toc275586132"/><text:bookmark-end text:name="__RefHeading__2454_824310578"/></text:h>
      <text:p text:style-name="Normal">Single inheritance is straightforward – the data members of the parent class are placed in the beginning of the class, the data members of the child class are placed after them. The actual layout of the parent data members is the exact same as it was in the parent class alone. (Otherwise you couldn’t pass a derived class pointer to a function expecting a base class one.)</text:p>
      <text:p text:style-name="Normal">Multiple inheritance is somewhat more complex, each parent class is laid out in the same way, but the actual ordering of the parent classes is undefined – the compiler is free to choose the more optimal ordering.</text:p>
      <text:p text:style-name="Normal">Casting a multiply-inheriting class to one of its parents is a simple enough task for the compiler, it just has to adjust the “this” pointer by the appropriate amount of bytes. Suppose we have a class Base1 that takes 20 bytes, Base2 that takes 40, Base3 that takes 12, and Derived that inherits from all three of them. If the compiler has chosen to keep the class ordering as Base1 Base2 Base3, casting Derived* to Base3* requires an addition of 60 bytes. If, on the other hand, the compiler had chosen the ordering of Base2 Base3 Base1, the same cast would require only 40 bytes.</text:p>
      <text:p text:style-name="Normal"><text:soft-page-break/>Multiple inheritance complicates method calls as well – the compiler has to quietly cast the “this” pointer to the class that the method expects.</text:p>
      <text:p text:style-name="Normal">Virtual inheritance…</text:p>
      <text:h text:style-name="Heading_20_4" text:outline-level="4"><text:bookmark-start text:name="_Toc274976401"/><text:bookmark-start text:name="_Toc275586133"/><text:bookmark text:name="__RefHeading__2456_824310578"/>Virtual functions<text:bookmark-end text:name="_Toc274976401"/><text:bookmark-end text:name="_Toc275586133"/><text:bookmark-end text:name="__RefHeading__2456_824310578"/></text:h>
      <text:p text:style-name="Normal"><text:span text:style-name="Default_20_Paragraph_20_Font">Virtual functions are an important part of inheritance. Compilers typically combine all of the class’s virtual functions in declaration order, and put all of their addresses into an array. This array is called the </text:span><text:span text:style-name="Default_20_Paragraph_20_Font"><text:span text:style-name="T6">virtual function table</text:span></text:span><text:span text:style-name="Default_20_Paragraph_20_Font">, or </text:span><text:span text:style-name="Default_20_Paragraph_20_Font"><text:span text:style-name="T6">vftable/vtable</text:span></text:span><text:span text:style-name="Default_20_Paragraph_20_Font"> for short. The address of this array is then (normally) inserted as the first invisible data member of the class. Child classes replace those pointers with their own during construction and restore the base pointers during destruction.</text:span></text:p>
      <text:p text:style-name="Normal">Calling a virtual function usually looks like this (in MSVC):</text:p>
      <text:p text:style-name="Normal"><text:span text:style-name="Default_20_Paragraph_20_Font">MOV ECX, ESI ; assuming ESI contains the object whose function we’re calling<text:line-break/>MOV EDX, [ECX] ; EDX contains the pointer to the vftable<text:line-break/>CALL [EDX+24h] ; call the function pointed to by the 9</text:span><text:span text:style-name="Default_20_Paragraph_20_Font"><text:span text:style-name="T1">th</text:span></text:span><text:span text:style-name="Default_20_Paragraph_20_Font"> pointer in the table</text:span></text:p>
      <text:p text:style-name="Normal">Remember that in MSVC, this pointer is passed in ECX.</text:p>
      <text:p text:style-name="Normal"><text:span text:style-name="Default_20_Paragraph_20_Font">A class inheriting from multiple classes with their own virtual functions naturally has a separate pointer for each class’s vtable. But the functions of the second and later virtual table have the same problem as simple methods of multiply-inheriting class. Suppose we have a base class Base1 that has virtual functions and no data members (this is called an </text:span><text:span text:style-name="Default_20_Paragraph_20_Font"><text:span text:style-name="T6">interface</text:span></text:span><text:span text:style-name="Default_20_Paragraph_20_Font">), a base class Base2 that has both virtual functions and data members, and a derived class Derived that inherits from both Base1 and Base2. Then calling a virtual function of Base2 looks like this:</text:span></text:p>
      <text:p text:style-name="Normal"><text:span text:style-name="Default_20_Paragraph_20_Font">MOV ECX, ESI<text:line-break/>LEA ECX, [ECX + 4] ; load this pointer of the Base2 portion<text:line-break/>MOV EDX, [ECX] ; address of vtable<text:line-break/>CALL [EDX + 14h] ; call the 5</text:span><text:span text:style-name="Default_20_Paragraph_20_Font"><text:span text:style-name="T1">th</text:span></text:span><text:span text:style-name="Default_20_Paragraph_20_Font"> function in the vtable</text:span></text:p>
      <text:p text:style-name="Normal">Notice that the this pointer points to the Base2 portion. The actual implementations of the functions in the Derived’s Base2 vtable can reference Derived’s own data members… but the member offsets will be different from those you’d see when working with Derived’s non-virtual functions.</text:p>
      <text:p text:style-name="Normal">In addition, Derived’s implementations of Base2 virtual functions can call Base1’s functions… in which case the this pointer has to be adjusted again:</text:p>
      <text:p text:style-name="Normal"><text:span text:style-name="Default_20_Paragraph_20_Font">MOV ECX, ESI ; assume that we’re in a Base2 virtual function<text:line-break/>LEA ECX, [ECX – 4] ; reduce the pointer by four bytes (sizeof Base1)<text:line-break/>MOV EDX, [ECX] ; load vtable<text:line-break/>CALL [EDX + 10h] ; call the 4</text:span><text:span text:style-name="Default_20_Paragraph_20_Font"><text:span text:style-name="T1">th</text:span></text:span><text:span text:style-name="Default_20_Paragraph_20_Font"> function in Base1’s vtable</text:span></text:p>
      <text:p text:style-name="Normal">This construct is relatively simple, but like all C++ additions it is usually beyond the disassembler’s range of comprehension. So it resorts to showing you a confusing pointer math expression similar to this:</text:p>
      <text:p text:style-name="Normal">v48 = (DWORD *)(((char *)v3) – 4);<text:line-break/>v49 = *v48;<text:line-break/>v49[4](v48);</text:p>
      <text:p text:style-name="Normal">You can assign a type to v48 to make the last two lines nicer and more readable, but the pointer math is quite impossible to get rid of.</text:p>
      <text:p text:style-name="Normal"><text:soft-page-break/>Notice that even if you define just one implementation for a virtual function, any derived class that inherits from this base class and some additional classes potentially requires adjustments of the “this” pointer. This is impossible to place into call sites, so adjustments are needed in the functions themselves. This adjustment is known as a “thunk”. At least in MSVC, this is implemented as follows: the derived class’s vftable contains a pointer to this small function:</text:p>
      <text:p text:style-name="Normal">MOV ECX, ESI<text:line-break/>LEA ECX, [ECX + 4] ; load the “this” pointer of the appropriate base class – in this case the appropriate base class starts at 0x4 bytes.<text:line-break/>JMP BaseFunctionImplementation; the linker places the starting address of the base class’s implementation of this particular function here</text:p>
      <text:p text:style-name="Normal">The JMP means the RET in the parent‘s implementation will return to the place where this thunk was called from. This is easier than replicating all the argument layout, CALL ing it, and RET ing in each thunk. Since nothing is done in the thunk itself, it usually doesn‘t create its own stack frame.</text:p>
      <text:h text:style-name="Heading_20_4" text:outline-level="4"><text:bookmark-start text:name="_Toc275586134"/><text:bookmark text:name="__RefHeading__2458_824310578"/>COM<text:bookmark-end text:name="_Toc275586134"/><text:bookmark-end text:name="__RefHeading__2458_824310578"/></text:h>
      <text:p text:style-name="Normal">A COM interface is really nothing more than a simple class that has virtual functions (declared abstract – the inheriting class has to implement them manually) and no normal methods or data members. Implementing an interface only adds one vftable pointer to the class.</text:p>
      <text:h text:style-name="Heading_20_4" text:outline-level="4"><text:bookmark-start text:name="_Toc275586135"/><text:bookmark text:name="__RefHeading__2460_824310578"/>Templates<text:bookmark-end text:name="_Toc275586135"/><text:bookmark-end text:name="__RefHeading__2460_824310578"/></text:h>
      <text:p text:style-name="Normal">Unlike actual C++ templates, their assembler representations are usually straightforward – each template specialization that is actually used in the code is created as a separate standalone class/function with specific types and whatnot. The only hint of the function/class being a template is usually the associated RTTI data.</text:p>
      <text:h text:style-name="Heading_20_2" text:outline-level="2"><text:bookmark text:name="__RefHeading__2954_136881034"/>Appendix A: Syringe<text:bookmark-end text:name="__RefHeading__2954_136881034"/></text:h>
      <text:p text:style-name="Normal">Syringe is a DLL Injection tool developed by us (mostly pd) to insert custom-written DLLs into the target process and hook their code at specific locations. This enables us to write custom code for the game in C++ instead of raw ASM. It’s open source, and for the curious, here’s the breakdown of how it works.</text:p>
      <text:list xml:id="list35719357" text:style-name="L2">
        <text:list-item>
          <text:p text:style-name="P16">When Syringe is launched, the target executable filename has to be given to it on the command line. Any additional command line parameters will be passed to the target executable unchanged.</text:p>
        </text:list-item>
        <text:list-item>
          <text:p text:style-name="P16">Once the executable is found, Syringe attempts to parse its import table looking for LoadLibrary and GetProcAddress. If they are not found, target will not be launched.</text:p>
        </text:list-item>
        <text:list-item>
          <text:p text:style-name="P16">Syringe scans the target executable’s directory for pairs of .dll and .dll.inj files. An .inj file contains information about the addresses where which hooks should be placed.</text:p>
        </text:list-item>
        <text:list-item>
          <text:p text:style-name="P16">Syringe launches the target executable as a suspended debuggee process.</text:p>
        </text:list-item>
        <text:list-item>
          <text:p text:style-name="P16">When the process is launched, Syringe injects a small piece of code that tells the process to LoadLibrary each injectable DLL and GetProcAddress each hook function.</text:p>
        </text:list-item>
        <text:list-item>
          <text:p text:style-name="P16">When Syringe knows all hook function addresses, it allocates a small memory area for each hook placement and rewrites the code at the hook location with a jump to this memory (each hook can specify how many bytes of code should be backed up, these bytes are copied to the end of the buffer). In this buffer is a call to the hook function and analysis of its return.</text:p>
          <text:list>
            <text:list-item>
              <text:p text:style-name="P16">Hook placement considerations</text:p>
              <text:list>
                <text:list-item>
                  <text:p text:style-name="P16"><text:soft-page-break/>It is unwise to back up bytes containing jumps, because jump offsets are relative and as such will be pointing to very incorrect locations when evaluated in the memory buffer.</text:p>
                </text:list-item>
                <text:list-item>
                  <text:p text:style-name="P16">Because an absolute jump takes five bytes, each hook will overwrite at least that many bytes of original code. Make sure you are not overwriting any bytes of a different code branch (there should be no way to jump into the middle of the bytes being overwritten). That includes if/else, switch cases, and function epilogues – if you are hooking up near the end of the function, be sure that your hook won’t hit the next function.</text:p>
                </text:list-item>
                <text:list-item>
                  <text:p text:style-name="P16">Hooks should not be placed in the space between a comparison and the conditional jump that uses its result. Even though Syringe saves and restores the EFLAGS, the epilogue of a hook performs a conditional jump to return to original code, thus ruining the original comparison's results.</text:p>
                </text:list-item>
              </text:list>
            </text:list-item>
            <text:list-item>
              <text:p text:style-name="P16">Before calling the hook, Syringe executes PUSHAD; PUSHFD; PUSH (hook address); PUSH ESP;</text:p>
            </text:list-item>
            <text:list-item>
              <text:p text:style-name="P16">Hook functions are normally defined as DWORD __cdecl func(REGISTERS * R), where REGISTERS is a structure containing all the values that have been pushed onto the stack. Passing this as a pointer allows us to both read and write values to the registers.</text:p>
            </text:list-item>
            <text:list-item>
              <text:p text:style-name="P16">After calling the hook, Syringe inspects the return value.</text:p>
              <text:list>
                <text:list-item>
                  <text:p text:style-name="P16">If this is zero, the execution will continue at the original bytes that have been backed up and will jump to the first byte that hasn’t been backed up afterwards, unless the original bytes contain a control flow instruction.</text:p>
                </text:list-item>
                <text:list-item>
                  <text:p text:style-name="P16">If it’s not zero, the execution will treat the return value as an absolute address to jump to.</text:p>
                </text:list-item>
                <text:list-item>
                  <text:p text:style-name="P16">In both cases, all registers and flags will be restored from the stack before continuing.</text:p>
                </text:list-item>
              </text:list>
            </text:list-item>
          </text:list>
        </text:list-item>
        <text:list-item>
          <text:p text:style-name="P16">After all hook functions are hooked up, Syringe lets the target process run normally but keeps acting like a debugger, trapping exceptions and terminating the process if necessary.</text:p>
        </text:list-item>
        <text:list-item>
          <text:p text:style-name="P16">After the process exits on its own, Syringe closes as well.</text:p>
        </text:list-item>
      </text:list>
      <text:p text:style-name="Normal">Limitations of the current version include:</text:p>
      <text:list xml:id="list36316813" text:continue-numbering="true" text:style-name="L2">
        <text:list-item>
          <text:p text:style-name="P16">No support for packed executables. This was not necessary for the game, and as such is not considered a priority.</text:p>
        </text:list-item>
        <text:list-item>
          <text:p text:style-name="P16">No way to have two executables with different hooks in the same directory – Syringe will hook up all .inj files to the launched process.</text:p>
        </text:list-item>
        <text:list-item>
          <text:p text:style-name="P16">No way to debug a process yourself – Syringe acts like a debugger. This will hopefully be solved in the future by making Syringe detach from the process after all hooks are set up.</text:p>
        </text:list-item>
        <text:list-item>
          <text:p text:style-name="P16">By default, Windows makes debuggee processes use a special, “checked”, heap. Memory allocations on this heap are filled with specific markers when allocated and freed, which helps during debugging because you can see the markers and determine that you’re using uninitialized/already freed <text:soft-page-break/>memory, but it carries a performance penalty. In the future this will be changed – a new version of the debugging API lets the debugger decide if this heap should be used.</text:p>
        </text:list-item>
        <text:list-item>
          <text:p text:style-name="P16">No built-in disassembler – you have to manually calculate how many bytes should be backed up in each hook. This is not considered a big problem because you need to be looking at the disassembled code to determine where to place the hook anyway, and counting up to five bytes should not be difficult.</text:p>
        </text:list-item>
      </text:list>
      <text:h text:style-name="Heading_20_2" text:outline-level="2"><text:bookmark text:name="__RefHeading__2956_136881034"/>Appendix B: Security considerations<text:bookmark-end text:name="__RefHeading__2956_136881034"/></text:h>
      <text:p text:style-name="Normal"><text:span text:style-name="Default_20_Paragraph_20_Font">C/C++ are designed to give maximum performance in exchange for sanity checks – if you attempt to access the 15</text:span><text:span text:style-name="Default_20_Paragraph_20_Font"><text:span text:style-name="T1">th</text:span></text:span><text:span text:style-name="Default_20_Paragraph_20_Font"> element of a 3 element array, C and C++ will happily let you do that. This attitude is acceptable for high-performance systems, but it makes programmer errors/oversights more likely. As a result, there are huge amounts of code written in C/C++ containing subtle problems which are likely to be exploited by malicious individuals. The game we’re focusing on is no exception.</text:span></text:p>
      <text:p text:style-name="Normal"><text:span text:style-name="Default_20_Paragraph_20_Font">For more information on security issues, check out “Writing Secure Code” by Michael Howard and David LeBlanc, “Find the Bug – A book of incorrect programs” by Adam Barr, “The Shellcoder's handbook: Discovering and Exploiting Security Holes” by Jack Koziol, and any books by Kris Kaspersky.</text:span></text:p>
      <text:h text:style-name="Heading_20_3" text:outline-level="3"><text:bookmark text:name="__RefHeading__2958_136881034"/>String overflows<text:bookmark-end text:name="__RefHeading__2958_136881034"/></text:h>
      <text:p text:style-name="Normal">C strings are terminated by the NULL byte (0x00). Most string functions will keep working until they find this byte regardless of the size of the buffer where the string is stored. If the code copies a 20-character string into a buffer that only has room for 16 characters, plain strcpy will happily copy all 20 characters plus a terminator NULL, overwriting other data in the process. If the code is careful to not overflow the buffer but forgets the terminator NULL, the next attempt to read that buffer will read beyond its limits until it finds a NULL. Sprintf can also overflow its destination buffer (and do more nasty stuff we’ll see later).</text:p>
      <text:p text:style-name="Normal">If said buffer is allocated on the stack, not length-checking the data written to it makes it possible to strcpy enough bytes to overwrite the return address, which means once the current function is done and returns, the code execution will continue at an arbitrary address instead of where you expect it to… which means the attacker can cause your program to execute arbitrary code.</text:p>
      <text:p text:style-name="Normal">For example, this code attempts to determine whether the given file exists:</text:p>
      <text:p text:style-name="Normal">static bool Movie::Exists(const char * basename) {<text:line-break/> <text:s/>char fullname[16]; // movie basenames have to be 8.3 to be loaded by our file API<text:line-break/> <text:s/>strcpy(fullname, basename); <text:line-break/> <text:s/>strcat(fullname, “.VQA”); // add extension<text:line-break/> <text:s/>return Filesystem::FileExists(fullname);<text:line-break/>}<text:line-break/><text:line-break/>Observe that the comment states the expected format of the filename, which should fit in the 16 character buffer no problem. But this expectation is not validated by the code. In the game, the movie filenames are read from an .ini file, which means a malicious user can enter a filename that’s longer than 8 characters…</text:p>
      <text:p text:style-name="Normal">You need a separate way to add your own code, but it’s pretty much guaranteed that a random 16 character long filename will cause the program to crash as soon as it attempts to return after checking for the existence of that file.</text:p>
      <text:h text:style-name="Heading_20_4" text:outline-level="4">Extra problems with sprintf </text:h>
      <text:p text:style-name="Normal">One of the format tokens sprintf accepts is “%n”. All other tokens represent values that will be read from the function arguments and written into the resulting string, while %n will <text:s/>treat the corresponding function argument as <text:soft-page-break/>an int* and force a value (the number of symbols generated in the output string so far) to be written <text:span text:style-name="T9">into</text:span> said argument. Given the right circumstances, this can be abused to overwrite small pieces of memory in arbitrary locations.</text:p>
      <text:h text:style-name="Heading_20_3" text:outline-level="3"><text:bookmark text:name="__RefHeading__2960_136881034"/>Integer overflows<text:bookmark-end text:name="__RefHeading__2960_136881034"/></text:h>
      <text:p text:style-name="Normal">Mathematical operations on numbers are subject to limits of values that can be represented by the variables' types. As was mentioned very early, signed and unsigned integers typically take up 32 bits in a 32-bit environment. Which means that a signed integer can represent values between -2<text:span text:style-name="T5">31</text:span> and 2<text:span text:style-name="T5">31</text:span>-1 inclusive, while an unsigned integer can represent values between 0 and 2<text:span text:style-name="T5">32</text:span>-1 inclusive. If the programmer is not careful when performing math, unexpected results might happen (which is generally true for doing anything carelessly, come to think of it...).</text:p>
      <text:p text:style-name="Normal">For example, processing file formats – a file that contains an image typically starts with a header that specifies the image's width and height. If the file format is not compressed (e.g. BMP or TGA), the code can try to allocate a buffer to store the pixels like this:</text:p>
      <text:p text:style-name="Normal">byte * allocateBuffer(int width, int height, int bitDepth) {</text:p>
      <text:p text:style-name="Normal"><text:s text:c="2"/>int size = width * height;</text:p>
      <text:p text:style-name="Normal"><text:s text:c="2"/>size *= (bitDepth &gt;&gt; 3);</text:p>
      <text:p text:style-name="Normal"><text:s text:c="2"/>return new byte[size];</text:p>
      <text:p text:style-name="Normal">}</text:p>
      <text:p text:style-name="Normal">multiplying width by height by bytes-per-pixel. However, if the file header says it is very large (e.g. a 24-bit BMP with width=0x10001, height=0x10001), the needed buffer size should be 0x10`001 * 0x10`001 * 3 = 0x100`020`001 * 3 = 0x300`060`003, but that number exceeds 32 bits... so the signed integer representing size will be left with a value of 0x60`003 bytes. If the code then tries to copy the file contents into this buffer, it will start overwriting other data outside this buffer after a while.</text:p>
      <text:p text:style-name="Normal">Of course using signed integers for dimensions is fairly stupid because they cannot be negative, but using unsigned integers doesn't solve the problem of integer overflow. In fact, C doesn't offer any way to detect that such an overflow has happened. The most reasonable thing to do, in my opinion, would be to use unsigned integers for dimensions, and a longer unsigned integer for the size. If the dimensions cannot exceed 32 bits, then their product cannot exceed 64 bits – using an unsigned 64 bit integer to store the size would be sufficient to contain the width*height, which should be sanity-checked to not exceed 64 bits when multiplied by the bytes-per-pixel value (this can be tested by using a constant equal to 0xFFFFFFFF`FFFFFFFF divided by the bytes-per-pixel, and testing that the w*h is not larger than this value) . Of course other sanity checks for image dimensions should exist to refuse to load images exceeding reasonable dimensions long before these bit size limitations come into play.</text:p>
      <text:p text:style-name="Normal">Promoting values is also a possible source of problems. If you store the length of a string in a short buffer (16 bits), you might be tempted to just pass this value to a memory allocator to get a new buffer of the same length. But even though operator new[] takes an unsigned (size_t) argument, the short is extended to int beforehand. Depending on the compiler, short is likely to be signed by default, which means for any string longer than 0x7FFFF chars (that is, 8 kb or more), it will be sign-extended and the memory allocator will receive an argument that exceeds 0x7FFFFFFF (2 GB).</text:p>
      <text:p text:style-name="Normal">Another likely problem is comparing signed and unsigned values – while modern compilers can catch this, it's still a problem, especially when coupled with the previously mentioned integer promotions. The coder might try to limit the maximum value of this buffer, but the naïve </text:p>
      <text:p text:style-name="Normal">if(len &gt; 4096) {</text:p>
      <text:p text:style-name="Normal"><text:soft-page-break/><text:s text:c="2"/>len = 4096;</text:p>
      <text:p text:style-name="Normal">} </text:p>
      <text:p text:style-name="Normal">approach will not catch the case where len exceeds 0x7FFF, because that would make len negative and thus less than 4096...</text:p>
      <text:h text:style-name="Heading_20_3" text:outline-level="3"><text:bookmark text:name="__RefHeading__2962_136881034"/>Use of uninitialized values<text:bookmark-end text:name="__RefHeading__2962_136881034"/></text:h>
      <text:p text:style-name="Normal">If you create a variable without an initial value, there is no guarantee on what value it will have. Sounds fairly obvious when put that way, but it's surprising how often this is overlooked. Fortunately, modern compilers and static analysis tools can spot this problem in most cases.</text:p>
      <text:p text:style-name="Normal">If the variable is allocated on the stack, it will hold the previous value that was held in the same stack slot. If the variable is allocated on the heap, certain heap allocators (especially when the program is compiled in debug mode) will fill it with known magic numbers to help you detect uninitialized values, and/or provide padding around the requested buffer, to soften buffer overflows. </text:p>
      <text:p text:style-name="Normal">Most often (but not always), usage of this leftover value indicates programmer error.</text:p>
      <text:p text:style-name="Normal">Worth mentioning is the case of Debian/Ubuntu's SSH key generator bug: the code was relying on uninitialized values as an additional source of entropy for seeding the random number generator (this is a poor source of entropy, but a fairly original use of uninitialized values in my opinion). When the code was run under Valgrind, this was detected as an error, and the maintainers commented out the uninitialized value... too eagerly, along with the other source of entropy, leaving the random number generator very poorly seeded.</text:p>
      <text:p text:style-name="Normal">Going back the topic of file formats, just because the header says the image is 0x1000 pixels by 0x10000 pixels, it doesn't mean the image really is. Each time something is read from the file, checks should be made if the number of bytes actually read matches the expected value. If it doesn't, you will find uninitialized/incorrect values in the destination buffer. (See the code example in the previous section – it's not a bad idea to memset the buffer to all zeroes before returning it.)</text:p>
      <text:h text:style-name="Heading_20_2" text:outline-level="2"><text:bookmark text:name="__RefHeading__2964_136881034"/>Appendix C: analysing gamemd.exe<text:bookmark-end text:name="__RefHeading__2964_136881034"/></text:h>
      <text:h text:style-name="Heading_20_3" text:outline-level="3"><text:bookmark text:name="__RefHeading__2464_824310578"/>Reading the program code in IDA Pro<text:bookmark-end text:name="__RefHeading__2464_824310578"/></text:h>
      <text:p text:style-name="Normal">IDA Pro can either open an executable, or its own disassembly database. This database is usually created for every disassembled file, and can be opened without the actual executable. In our case, you’ll be opening the database instead of the executable – we have already added huge amounts of information to it beyond what auto analysis can tell you.</text:p>
      <text:p text:style-name="Normal">After opening the database, you can do several things:</text:p>
      <text:list xml:id="list36339648" text:continue-numbering="true" text:style-name="L2">
        <text:list-item>
          <text:p text:style-name="P16">Hit Ctrl-P to get a list of all the defined functions;</text:p>
        </text:list-item>
        <text:list-item>
          <text:p text:style-name="P16">Hit Ctrl-F12 to get a list of string literals;</text:p>
        </text:list-item>
        <text:list-item>
          <text:p text:style-name="P16">Hit Ctrl-F1 to see a list of all the custom data structures that have been defined (note that these are C equivalents of the game’s original C++ structures, massaged into format that IDA can understand – do not blindly copy these to YR++ or assume these precisely represent Westwood’s original data structures);</text:p>
        </text:list-item>
        <text:list-item>
          <text:p text:style-name="P16">Hit Alt-I to search for an integer constant;</text:p>
        </text:list-item>
        <text:list-item>
          <text:p text:style-name="P16"><text:soft-page-break/>Hit Ctrl-M to get a list of all the locations that we’ve marked as important for some reason – maybe we need to refer to them often, maybe they represent bugs that we will want to fix someday, maybe they are just exceptionally interesting or dumb.</text:p>
        </text:list-item>
      </text:list>
      <text:p text:style-name="Normal">Reading the string literals can tell you a lot of interesting things, including all the flags that are read from the INI files (which does not always indicate the flag value is actually used).</text:p>
      <text:p text:style-name="Normal">Inspecting the functions can explain how the game performs certain functionality, though this is going to be a tricky undertaking given the size of the game. You can try using Hex-Rays (F5) to create a C representation of the function, but this is going to be quite different from what Westwood originally wrote – do not cite hex-rays restored code as an example of Westwood stupidity.</text:p>
      <text:p text:style-name="Normal">There is no real recipe for how to understand the game’s behaviour, so you’ll just have to read the code and follow any function calls it performs to see what actually is done where and when. This is worsened by the fact that the original code wasn’t exceptionally well thought out.</text:p>
      <text:h text:style-name="Heading_20_4" text:outline-level="4"><text:bookmark text:name="__RefHeading__2466_824310578"/>How-tos<text:bookmark-end text:name="__RefHeading__2466_824310578"/></text:h>
      <text:p text:style-name="Normal">If you want to find out when the flag Bunkerable= is used by the game, you can find Bunkerable= in the string literals list and check the references to it – this will show you the function where all the flags are read from the INI and stored in the respective objects. In the general case, you’ll see a call to INIClass_GetBool(pINI, pSection, “Bunkerable”), and the result of this function will be placed into the respectable object at a specific offset. Later on, when that flag is checked, the game has to read from that specific offset. Once you know what offset that flag is stored in, you can use Alt-I (Search for Immediate) to search for all uses of that numeric value (be sure to check “Find all occurrences”). This will produce a large list including a lot of unrelated lines, because the search simply finds where that value is used as an instruction operand, regardless of whether it’s mov eax, [esp+18h] , call [ebx+18h] or add ecx, 18h. But since you know how data structure members are likely to be accessed (mov edx, [esi+DFEh]), you can look over all the results of that form. If other data structures do not have a member at the same offset, or you can determine when the instruction is referring to the right data structure, you’ll be able to see where that flag is read and what is done as a result.</text:p>
      <text:p text:style-name="Normal">When your cursor is on a named item (function name, static object, etc.) you can hit X to get a list of all known references to that item in the executable. You can hit Ctrl-X to get a list of all known references to the current address. Mind that if the named item's name can be interpreted as an integer value, IDA will assume it is an address rather than a name – hitting X while the cursor is over labels “dd” or “db” will cause this confusion.</text:p>
      <text:p text:style-name="Normal">When your cursor is on a stack variable, you can use K to toggle between a named variable and simple numeric stack offset. You can also hit Enter when it’s a named variable, to get a new window containing the function’s stack frame – here you can modify local variables. If the function uses any structures on the stack, you can use Alt-Q to place a structure at the right offset.</text:p>
      <text:p text:style-name="Normal">When your cursor is on an expression like [ebx+48h], you can use Ctrl-T to select a structure and display its member access instead of 48h, e.g. you can see expressions like [ebx+ObjectClass.IsFalling] , which make it a lot more readable. If you select several lines before hitting Ctrl-T, all accesses to the register your cursor was pointing at will be turned into that structure’s offsets. This is convenient when you’re analysing a large function – in that case, usually the ESI register is dedicated to storing the this pointer, and not modified throughout the function. You can drag-select the code from the function start to the last access to ESI, making sure the cursor stays on ESI, and hit Ctrl-T, then select the appropriate structure. All the references to ESI will display that structure’s members at the given offsets. We have defined class vftables as structures as well, so this works even for virtual function calls. Note that right clicking the expression will offer a very similar Structure Offset submenu with the structures and members listed.</text:p>
      <text:h text:style-name="Heading_20_2" text:outline-level="2"><text:bookmark text:name="__RefHeading__2966_136881034"/><text:soft-page-break/>Appendix D: reading crash dumps from the game<text:bookmark-end text:name="__RefHeading__2966_136881034"/></text:h>
      <text:p text:style-name="Normal">In case of a crash, the original game simply dumped a lot of stack and register contents and aborted. Ares changed this to optionally create a full memory dump before terminating. This dump, while comparatively large (100-250 MB), makes it a lot easier to troubleshoot problems than the old stack dump did.</text:p>
      <text:p text:style-name="Normal">The memory dump can be loaded into a debugger like WinDBG. The symbols for the Ares DLL can be taken from SVN along with the DLL itself and the sources, <text:s/>just make sure they're for the right revision. Typing “.ecxr” into WinDBG's command line will display the exception that caused the crash. Based on the EIP, this can be divided into three areas – gamemd, Ares and external code.</text:p>
      <text:p text:style-name="Normal">If the crash happened in gamemd, it's usually a trivial matter of something not being loaded or set to a valid value – the game makes a lot of assumptions about certain flag combinations and must-exist files without actually checking them. In this case, it is usually fairly easy to determine what data it was trying to access and why.</text:p>
      <text:p text:style-name="Normal">If the crash happened in Ares and you have the symbols, it should again be simple to figure out – WinDBG will even display the source code of the offending area. Chances are, the code is either using an expired pointer, or doing something illogical.</text:p>
      <text:p text:style-name="Normal">If the crash happened in external code, it can be trickier to figure out.</text:p>
      <text:p text:style-name="Normal">In all three cases, one of the most useful pieces of information is the call stack – who called the function that called the function that crashed? Who called that function? While WinDBG attempts to resolve this automatically, it is not always successful. In which case you'll need to do it manually. This should be fairly easy once you open a Memory View (Alt-5) and display the contents at ESP in “pointer and symbol” mode. The values that can be interpreted as pointers should be inspected to see which of them point to code (as opposed to data). If the EIP is in gamemd or Ares, you can use IDA to determine the local stack pointer value (how much space after ESP is used by the local variables at that point) – after this local space you will find the return address, where the function will jump to after completing its job. In other words, the address right after the instruction that called this function. Once there, you can once again use IDA to determine the local stack size, to find the caller... and again and again, until you get a good idea of who called what.</text:p>
      <text:p text:style-name="Normal">Note that there might be other values in the stack that look like pointers into the code, but if their position in the stack doesn't fit the position of the return address, it can mean one of several things:</text:p>
      <text:list xml:id="list35714181" text:style-name="L3">
        <text:list-item>
          <text:p text:style-name="P13">the code is passing function pointers around as callbacks – this usually means the pointer points to the beginning of a function instead of the middle,</text:p>
        </text:list-item>
        <text:list-item>
          <text:p text:style-name="P13">IDA has miscalculated the local stack pointer - it happens fairly often with virtual functions (in which case you need to manually fix it in the IDB for future reference and recheck the stack),</text:p>
        </text:list-item>
        <text:list-item>
          <text:p text:style-name="P13">those addresses are leftovers from previous stack uses (uninitialized values, as far as this call stack is concerned), in which case they can be ignored. One common case of seeing these uninitialized values is fixed size arrays that track their used size separately: if the array is 10 elements wide, and only the first three elements are used at the point it crashed, the latter 7 elements can legitimately be uninitialized and contain leftover pointers.</text:p>
        </text:list-item>
      </text:list>
      <text:p text:style-name="Normal">WinDBG's Memory View can also be used to inspect objects at byte level, and with symbols <text:s/>for Ares loaded it can even display the objects as actual collections of properties, making analysis even easier. That means, if the crash happened because the object is misconfigured (often the cause of crashes in gamemd code), there will likely be a pointer to this object in the stack near the crash site, or in one of the registers. It can be used to determine the faulty object's ID, which can be used to analyse the object's INI code for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286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ja" style:country-asian="JP"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
    <meta:initial-creator>Sarunas</meta:initial-creator>
    <dc:creator>Sarunas Jasaitis</dc:creator>
    <meta:creation-date>2010-09-13T03:55:00Z</meta:creation-date>
    <dc:date>2011-10-23T16:20:24.30</dc:date>
    <meta:editing-cycles>205</meta:editing-cycles>
    <meta:editing-duration>PT6H46M54S</meta:editing-duration>
    <meta:document-statistic meta:table-count="3" meta:image-count="0" meta:object-count="0" meta:page-count="34" meta:paragraph-count="531" meta:word-count="15856" meta:character-count="91067"/>
    <meta:template xlink:type="simple" xlink:actuate="onRequest" xlink:title="" xlink:href="Normal.dotm"/>
  </office:meta>
</office:document-meta>
</file>